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563in" fo:margin-left="0.0396in" table:align="left"/>
    </style:style>
    <style:style style:name="Table1.A" style:family="table-column">
      <style:table-column-properties style:column-width="2.0889in"/>
    </style:style>
    <style:style style:name="Table1.B" style:family="table-column">
      <style:table-column-properties style:column-width="2.9528in"/>
    </style:style>
    <style:style style:name="Table1.C" style:family="table-column">
      <style:table-column-properties style:column-width="1.6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A7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officeooo:rsid="0011a7a2" officeooo:paragraph-rsid="00176695"/>
    </style:style>
    <style:style style:name="P2" style:family="paragraph" style:parent-style-name="Table_20_Contents">
      <style:text-properties officeooo:rsid="0011a7a2" officeooo:paragraph-rsid="024dfa9c"/>
    </style:style>
    <style:style style:name="P3" style:family="paragraph" style:parent-style-name="Table_20_Contents">
      <style:text-properties officeooo:rsid="0011a7a2" officeooo:paragraph-rsid="0011a7a2"/>
    </style:style>
    <style:style style:name="P4" style:family="paragraph" style:parent-style-name="Table_20_Contents">
      <style:text-properties officeooo:rsid="0011a7a2" officeooo:paragraph-rsid="002f6252"/>
    </style:style>
    <style:style style:name="P5" style:family="paragraph" style:parent-style-name="Table_20_Contents">
      <style:text-properties officeooo:rsid="0011a7a2" officeooo:paragraph-rsid="00146fc3"/>
    </style:style>
    <style:style style:name="P6" style:family="paragraph" style:parent-style-name="Table_20_Contents">
      <style:text-properties officeooo:rsid="0011a7a2" officeooo:paragraph-rsid="001641b4"/>
    </style:style>
    <style:style style:name="P7" style:family="paragraph" style:parent-style-name="Table_20_Contents">
      <style:text-properties officeooo:rsid="0011a7a2" officeooo:paragraph-rsid="002a03bb"/>
    </style:style>
    <style:style style:name="P8" style:family="paragraph" style:parent-style-name="Table_20_Contents">
      <style:text-properties officeooo:paragraph-rsid="00176695"/>
    </style:style>
    <style:style style:name="P9" style:family="paragraph" style:parent-style-name="Table_20_Contents">
      <style:text-properties fo:font-style="italic" fo:font-weight="normal" officeooo:rsid="001baba5" officeooo:paragraph-rsid="001baba5" style:font-style-asian="italic" style:font-weight-asian="normal" style:font-style-complex="italic" style:font-weight-complex="normal"/>
    </style:style>
    <style:style style:name="P10" style:family="paragraph" style:parent-style-name="Table_20_Contents">
      <style:text-properties fo:font-style="italic" officeooo:rsid="001baba5" officeooo:paragraph-rsid="001baba5" style:font-style-asian="italic" style:font-style-complex="italic"/>
    </style:style>
    <style:style style:name="P11" style:family="paragraph" style:parent-style-name="Table_20_Contents">
      <style:text-properties officeooo:rsid="000b0fca" officeooo:paragraph-rsid="002f6252"/>
    </style:style>
    <style:style style:name="P12" style:family="paragraph" style:parent-style-name="Table_20_Contents">
      <style:text-properties officeooo:rsid="000b0fca" officeooo:paragraph-rsid="000b0fca"/>
    </style:style>
    <style:style style:name="P13" style:family="paragraph" style:parent-style-name="Table_20_Contents">
      <style:text-properties officeooo:rsid="000b0fca" officeooo:paragraph-rsid="0223c7e4"/>
    </style:style>
    <style:style style:name="P14" style:family="paragraph" style:parent-style-name="Table_20_Contents">
      <style:text-properties officeooo:rsid="000b0fca" officeooo:paragraph-rsid="0032a4ee"/>
    </style:style>
    <style:style style:name="P15" style:family="paragraph" style:parent-style-name="Table_20_Contents">
      <style:text-properties officeooo:rsid="000b0fca" officeooo:paragraph-rsid="000c50bf"/>
    </style:style>
    <style:style style:name="P16" style:family="paragraph" style:parent-style-name="Table_20_Contents">
      <style:text-properties officeooo:rsid="000b0fca" officeooo:paragraph-rsid="000b2b6d"/>
    </style:style>
    <style:style style:name="P17" style:family="paragraph" style:parent-style-name="Table_20_Contents">
      <style:text-properties officeooo:rsid="000b0fca" officeooo:paragraph-rsid="022adda9"/>
    </style:style>
    <style:style style:name="P18" style:family="paragraph" style:parent-style-name="Table_20_Contents">
      <style:text-properties officeooo:rsid="000b0fca" officeooo:paragraph-rsid="001641b4"/>
    </style:style>
    <style:style style:name="P19" style:family="paragraph" style:parent-style-name="Table_20_Contents">
      <style:text-properties officeooo:rsid="000c50bf" officeooo:paragraph-rsid="000c50bf"/>
    </style:style>
    <style:style style:name="P20" style:family="paragraph" style:parent-style-name="Table_20_Contents">
      <style:text-properties officeooo:rsid="000c50bf" officeooo:paragraph-rsid="002f6252"/>
    </style:style>
    <style:style style:name="P21" style:family="paragraph" style:parent-style-name="Table_20_Contents">
      <style:text-properties officeooo:rsid="00104860" officeooo:paragraph-rsid="002f6252"/>
    </style:style>
    <style:style style:name="P22" style:family="paragraph" style:parent-style-name="Table_20_Contents">
      <style:text-properties officeooo:rsid="00104860" officeooo:paragraph-rsid="023fec4b"/>
    </style:style>
    <style:style style:name="P23" style:family="paragraph" style:parent-style-name="Table_20_Contents">
      <style:text-properties officeooo:rsid="00104860" officeooo:paragraph-rsid="020f35e5"/>
    </style:style>
    <style:style style:name="P24" style:family="paragraph" style:parent-style-name="Table_20_Contents">
      <style:text-properties officeooo:rsid="000ee1dc" officeooo:paragraph-rsid="000ee1dc"/>
    </style:style>
    <style:style style:name="P25" style:family="paragraph" style:parent-style-name="Table_20_Contents">
      <style:text-properties officeooo:rsid="00241323" officeooo:paragraph-rsid="00241323"/>
    </style:style>
    <style:style style:name="P26" style:family="paragraph" style:parent-style-name="Table_20_Contents">
      <style:text-properties officeooo:rsid="00241323" officeooo:paragraph-rsid="000b0fca"/>
    </style:style>
    <style:style style:name="P27" style:family="paragraph" style:parent-style-name="Table_20_Contents">
      <style:text-properties officeooo:rsid="00241323" officeooo:paragraph-rsid="022adda9"/>
    </style:style>
    <style:style style:name="P28" style:family="paragraph" style:parent-style-name="Table_20_Contents">
      <style:text-properties officeooo:rsid="00241323" officeooo:paragraph-rsid="022b434b"/>
    </style:style>
    <style:style style:name="P29" style:family="paragraph" style:parent-style-name="Table_20_Contents">
      <style:text-properties officeooo:rsid="00241323" officeooo:paragraph-rsid="023a19ff"/>
    </style:style>
    <style:style style:name="P30" style:family="paragraph" style:parent-style-name="Table_20_Contents">
      <style:text-properties fo:font-weight="normal" officeooo:rsid="00241323" officeooo:paragraph-rsid="00265150" style:font-weight-asian="normal" style:font-weight-complex="normal"/>
    </style:style>
    <style:style style:name="P31" style:family="paragraph" style:parent-style-name="Table_20_Contents">
      <style:text-properties fo:font-weight="normal" officeooo:rsid="00241323" officeooo:paragraph-rsid="022adda9" style:font-weight-asian="normal" style:font-weight-complex="normal"/>
    </style:style>
    <style:style style:name="P32" style:family="paragraph" style:parent-style-name="Table_20_Contents">
      <style:text-properties fo:font-weight="normal" officeooo:rsid="00241323" officeooo:paragraph-rsid="0254b136" style:font-weight-asian="normal" style:font-weight-complex="normal"/>
    </style:style>
    <style:style style:name="P33" style:family="paragraph" style:parent-style-name="Table_20_Contents">
      <style:text-properties fo:font-weight="normal" officeooo:rsid="00241323" officeooo:paragraph-rsid="023a19ff" style:font-weight-asian="normal" style:font-weight-complex="normal"/>
    </style:style>
    <style:style style:name="P34" style:family="paragraph" style:parent-style-name="Table_20_Contents">
      <style:text-properties fo:font-weight="normal" officeooo:rsid="0018cd6c" officeooo:paragraph-rsid="0018cd6c" style:font-weight-asian="normal" style:font-weight-complex="normal"/>
    </style:style>
    <style:style style:name="P35" style:family="paragraph" style:parent-style-name="Table_20_Contents">
      <style:text-properties fo:font-weight="normal" officeooo:rsid="0018cd6c" officeooo:paragraph-rsid="021e78a7" style:font-weight-asian="normal" style:font-weight-complex="normal"/>
    </style:style>
    <style:style style:name="P36" style:family="paragraph" style:parent-style-name="Table_20_Contents">
      <style:text-properties fo:font-weight="normal" officeooo:rsid="0018cd6c" officeooo:paragraph-rsid="02353c11" style:font-weight-asian="normal" style:font-weight-complex="normal"/>
    </style:style>
    <style:style style:name="P37" style:family="paragraph" style:parent-style-name="Table_20_Contents">
      <style:text-properties fo:font-weight="normal" officeooo:rsid="0018cd6c" officeooo:paragraph-rsid="023e13ed" style:font-weight-asian="normal" style:font-weight-complex="normal"/>
    </style:style>
    <style:style style:name="P38" style:family="paragraph" style:parent-style-name="Table_20_Contents">
      <style:text-properties fo:font-weight="normal" officeooo:rsid="0018cd6c" officeooo:paragraph-rsid="0243d883" style:font-weight-asian="normal" style:font-weight-complex="normal"/>
    </style:style>
    <style:style style:name="P39" style:family="paragraph" style:parent-style-name="Table_20_Contents">
      <style:text-properties fo:font-weight="normal" officeooo:rsid="0018cd6c" officeooo:paragraph-rsid="02485cfe" style:font-weight-asian="normal" style:font-weight-complex="normal"/>
    </style:style>
    <style:style style:name="P40" style:family="paragraph" style:parent-style-name="Table_20_Contents">
      <style:text-properties fo:font-weight="normal" officeooo:rsid="0018cd6c" officeooo:paragraph-rsid="021e7105" style:font-weight-asian="normal" style:font-weight-complex="normal"/>
    </style:style>
    <style:style style:name="P41" style:family="paragraph" style:parent-style-name="Table_20_Contents">
      <style:text-properties fo:font-weight="normal" officeooo:rsid="0018cd6c" officeooo:paragraph-rsid="0233d7ca" style:font-weight-asian="normal" style:font-weight-complex="normal"/>
    </style:style>
    <style:style style:name="P42" style:family="paragraph" style:parent-style-name="Table_20_Contents">
      <style:text-properties fo:font-weight="normal" officeooo:rsid="0018cd6c" officeooo:paragraph-rsid="0232f1b4" style:font-weight-asian="normal" style:font-weight-complex="normal"/>
    </style:style>
    <style:style style:name="P43" style:family="paragraph" style:parent-style-name="Table_20_Contents">
      <style:text-properties fo:font-weight="normal" officeooo:rsid="0018cd6c" officeooo:paragraph-rsid="024d22d8" style:font-weight-asian="normal" style:font-weight-complex="normal"/>
    </style:style>
    <style:style style:name="P44" style:family="paragraph" style:parent-style-name="Table_20_Contents">
      <style:text-properties fo:font-weight="normal" officeooo:rsid="0018cd6c" officeooo:paragraph-rsid="0220bdab" style:font-weight-asian="normal" style:font-weight-complex="normal"/>
    </style:style>
    <style:style style:name="P45" style:family="paragraph" style:parent-style-name="Table_20_Contents">
      <style:text-properties fo:font-weight="normal" officeooo:rsid="0018cd6c" officeooo:paragraph-rsid="024b40c3" style:font-weight-asian="normal" style:font-weight-complex="normal"/>
    </style:style>
    <style:style style:name="P46" style:family="paragraph" style:parent-style-name="Table_20_Contents">
      <style:text-properties fo:font-weight="normal" officeooo:rsid="0018cd6c" officeooo:paragraph-rsid="023f74db" style:font-weight-asian="normal" style:font-weight-complex="normal"/>
    </style:style>
    <style:style style:name="P47" style:family="paragraph" style:parent-style-name="Table_20_Contents">
      <style:text-properties fo:font-weight="normal" officeooo:rsid="0218bf1d" officeooo:paragraph-rsid="0218bf1d" style:font-weight-asian="normal" style:font-weight-complex="normal"/>
    </style:style>
    <style:style style:name="P48" style:family="paragraph" style:parent-style-name="Table_20_Contents">
      <style:text-properties fo:font-weight="normal" officeooo:rsid="01fe92ee" officeooo:paragraph-rsid="01fe92ee" style:font-weight-asian="normal" style:font-weight-complex="normal"/>
    </style:style>
    <style:style style:name="P49" style:family="paragraph" style:parent-style-name="Table_20_Contents">
      <style:text-properties fo:font-weight="normal" officeooo:rsid="0033656e" officeooo:paragraph-rsid="0033656e" style:font-weight-asian="normal" style:font-weight-complex="normal"/>
    </style:style>
    <style:style style:name="P50" style:family="paragraph" style:parent-style-name="Table_20_Contents">
      <style:text-properties fo:font-weight="normal" officeooo:rsid="023dae3e" officeooo:paragraph-rsid="023dae3e" style:font-weight-asian="normal" style:font-weight-complex="normal"/>
    </style:style>
    <style:style style:name="P51" style:family="paragraph" style:parent-style-name="Table_20_Contents">
      <style:text-properties fo:font-weight="normal" officeooo:rsid="023f74db" officeooo:paragraph-rsid="023f74db" style:font-weight-asian="normal" style:font-weight-complex="normal"/>
    </style:style>
    <style:style style:name="P52" style:family="paragraph" style:parent-style-name="Table_20_Contents">
      <style:text-properties fo:font-weight="normal" officeooo:rsid="0250edf5" officeooo:paragraph-rsid="0250edf5" style:font-weight-asian="normal" style:font-weight-complex="normal"/>
    </style:style>
    <style:style style:name="P53" style:family="paragraph" style:parent-style-name="Table_20_Contents">
      <style:text-properties fo:font-weight="normal" officeooo:rsid="0254b136" officeooo:paragraph-rsid="0254b136" style:font-weight-asian="normal" style:font-weight-complex="normal"/>
    </style:style>
    <style:style style:name="P54" style:family="paragraph" style:parent-style-name="Table_20_Contents">
      <style:text-properties fo:font-weight="normal" officeooo:rsid="023b281a" officeooo:paragraph-rsid="023b281a" style:font-weight-asian="normal" style:font-weight-complex="normal"/>
    </style:style>
    <style:style style:name="P55" style:family="paragraph" style:parent-style-name="Table_20_Contents">
      <style:text-properties fo:font-weight="normal" officeooo:rsid="02353c11" officeooo:paragraph-rsid="02353c11" style:font-weight-asian="normal" style:font-weight-complex="normal"/>
    </style:style>
    <style:style style:name="P56" style:family="paragraph" style:parent-style-name="Table_20_Contents">
      <style:text-properties fo:font-weight="normal" officeooo:rsid="022f5fe9" officeooo:paragraph-rsid="022f5fe9" style:font-weight-asian="normal" style:font-weight-complex="normal"/>
    </style:style>
    <style:style style:name="P57" style:family="paragraph" style:parent-style-name="Table_20_Contents">
      <style:text-properties fo:font-weight="normal" officeooo:rsid="02203264" officeooo:paragraph-rsid="02203264" style:font-weight-asian="normal" style:font-weight-complex="normal"/>
    </style:style>
    <style:style style:name="P58" style:family="paragraph" style:parent-style-name="Table_20_Contents">
      <style:text-properties fo:font-weight="normal" officeooo:rsid="0030d28b" officeooo:paragraph-rsid="0254b136" style:font-weight-asian="normal" style:font-weight-complex="normal"/>
    </style:style>
    <style:style style:name="P59" style:family="paragraph" style:parent-style-name="Table_20_Contents">
      <style:text-properties fo:font-weight="normal" officeooo:rsid="000b0fca" officeooo:paragraph-rsid="022adda9" style:font-weight-asian="normal" style:font-weight-complex="normal"/>
    </style:style>
    <style:style style:name="P60" style:family="paragraph" style:parent-style-name="Table_20_Contents">
      <style:text-properties fo:font-weight="normal" officeooo:rsid="0233d7ca" officeooo:paragraph-rsid="0233d7ca" style:font-weight-asian="normal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font-weight="normal" officeooo:rsid="02579c9a" officeooo:paragraph-rsid="0257ba94" style:font-weight-asian="normal" style:font-weight-complex="normal"/>
    </style:style>
    <style:style style:name="P62" style:family="paragraph" style:parent-style-name="Table_20_Contents">
      <style:text-properties fo:font-weight="normal" officeooo:rsid="01f23af6" officeooo:paragraph-rsid="022c4f96" style:font-weight-asian="normal" style:font-weight-complex="normal"/>
    </style:style>
    <style:style style:name="P63" style:family="paragraph" style:parent-style-name="Table_20_Contents">
      <style:text-properties fo:font-weight="normal" officeooo:rsid="01f23af6" officeooo:paragraph-rsid="01f23af6" style:font-weight-asian="normal" style:font-weight-complex="normal"/>
    </style:style>
    <style:style style:name="P64" style:family="paragraph" style:parent-style-name="Table_20_Contents">
      <style:text-properties fo:font-weight="normal" officeooo:rsid="01e3ab92" officeooo:paragraph-rsid="01e3ab92" style:font-weight-asian="normal" style:font-weight-complex="normal"/>
    </style:style>
    <style:style style:name="P65" style:family="paragraph" style:parent-style-name="Table_20_Contents">
      <style:text-properties fo:font-weight="normal" officeooo:rsid="02485cfe" officeooo:paragraph-rsid="02485cfe" style:font-weight-asian="normal" style:font-weight-complex="normal"/>
    </style:style>
    <style:style style:name="P66" style:family="paragraph" style:parent-style-name="Table_20_Contents">
      <style:text-properties fo:font-weight="normal" officeooo:rsid="025bb4c8" officeooo:paragraph-rsid="025bb4c8" style:font-weight-asian="normal" style:font-weight-complex="normal"/>
    </style:style>
    <style:style style:name="P67" style:family="paragraph" style:parent-style-name="Table_20_Contents">
      <style:text-properties fo:font-weight="normal" officeooo:rsid="0243d883" officeooo:paragraph-rsid="0243d883" style:font-weight-asian="normal" style:font-weight-complex="normal"/>
    </style:style>
    <style:style style:name="P68" style:family="paragraph" style:parent-style-name="Table_20_Contents">
      <style:text-properties fo:font-weight="normal" officeooo:rsid="025c60fc" officeooo:paragraph-rsid="025c60fc" style:font-weight-asian="normal" style:font-weight-complex="normal"/>
    </style:style>
    <style:style style:name="P69" style:family="paragraph" style:parent-style-name="Table_20_Contents">
      <style:text-properties officeooo:paragraph-rsid="000b0fca"/>
    </style:style>
    <style:style style:name="P70" style:family="paragraph" style:parent-style-name="Table_20_Contents">
      <style:text-properties fo:font-weight="bold" officeooo:rsid="0030d28b" officeooo:paragraph-rsid="0254b136" style:font-weight-asian="bold" style:font-weight-complex="bold"/>
    </style:style>
    <style:style style:name="P71" style:family="paragraph" style:parent-style-name="Table_20_Contents">
      <style:text-properties fo:font-weight="bold" officeooo:rsid="021cba5a" officeooo:paragraph-rsid="021cba5a" style:font-weight-asian="bold" style:font-weight-complex="bold"/>
    </style:style>
    <style:style style:name="P72" style:family="paragraph" style:parent-style-name="Table_20_Contents">
      <style:text-properties officeooo:paragraph-rsid="000c50bf"/>
    </style:style>
    <style:style style:name="P73" style:family="paragraph" style:parent-style-name="Table_20_Contents">
      <style:text-properties officeooo:rsid="000e4ad8" officeooo:paragraph-rsid="000e4ad8"/>
    </style:style>
    <style:style style:name="P74" style:family="paragraph" style:parent-style-name="Table_20_Contents">
      <style:text-properties officeooo:paragraph-rsid="000ee1dc"/>
    </style:style>
    <style:style style:name="P75" style:family="paragraph" style:parent-style-name="Table_20_Contents">
      <style:text-properties officeooo:rsid="001d261c" officeooo:paragraph-rsid="001ef66c"/>
    </style:style>
    <style:style style:name="P76" style:family="paragraph" style:parent-style-name="Table_20_Contents">
      <style:text-properties officeooo:rsid="001d261c" officeooo:paragraph-rsid="022f5fe9"/>
    </style:style>
    <style:style style:name="P77" style:family="paragraph" style:parent-style-name="Table_20_Contents">
      <style:text-properties officeooo:rsid="0032a4ee" officeooo:paragraph-rsid="021ad8e4"/>
    </style:style>
    <style:style style:name="P78" style:family="paragraph" style:parent-style-name="Table_20_Contents">
      <style:text-properties officeooo:rsid="0032a4ee" officeooo:paragraph-rsid="0032a4ee"/>
    </style:style>
    <style:style style:name="P79" style:family="paragraph" style:parent-style-name="Table_20_Contents">
      <style:text-properties officeooo:rsid="0018cd6c" officeooo:paragraph-rsid="0018cd6c"/>
    </style:style>
    <style:style style:name="P80" style:family="paragraph" style:parent-style-name="Table_20_Contents">
      <style:text-properties officeooo:rsid="0018cd6c" officeooo:paragraph-rsid="021e7105"/>
    </style:style>
    <style:style style:name="P81" style:family="paragraph" style:parent-style-name="Table_20_Contents">
      <style:text-properties officeooo:rsid="0036abe5" officeooo:paragraph-rsid="0036abe5"/>
    </style:style>
    <style:style style:name="P82" style:family="paragraph" style:parent-style-name="Table_20_Contents">
      <style:text-properties officeooo:rsid="0039df8f" officeooo:paragraph-rsid="003e2341"/>
    </style:style>
    <style:style style:name="P83" style:family="paragraph" style:parent-style-name="Table_20_Contents">
      <style:text-properties officeooo:rsid="0039df8f" officeooo:paragraph-rsid="0039df8f"/>
    </style:style>
    <style:style style:name="P84" style:family="paragraph" style:parent-style-name="Table_20_Contents">
      <style:text-properties fo:font-size="12pt" fo:font-weight="normal" officeooo:rsid="020707ba" officeooo:paragraph-rsid="020707ba" style:font-size-asian="12pt" style:font-weight-asian="normal" style:font-size-complex="12pt" style:font-weight-complex="normal"/>
    </style:style>
    <style:style style:name="P85" style:family="paragraph" style:parent-style-name="Table_20_Contents">
      <style:text-properties officeooo:paragraph-rsid="002f6252"/>
    </style:style>
    <style:style style:name="P86" style:family="paragraph" style:parent-style-name="Table_20_Contents">
      <style:text-properties fo:color="#000000" style:font-name="DejaVu Sans Mono" fo:font-size="9.10000038146973pt" fo:font-weight="normal" officeooo:rsid="0030d28b" officeooo:paragraph-rsid="002f6252" style:font-name-asian="DejaVu Sans Mono1" style:font-size-asian="10pt" style:font-weight-asian="normal" style:font-name-complex="Liberation Mono" style:font-size-complex="10pt" style:font-weight-complex="normal"/>
    </style:style>
    <style:style style:name="P87" style:family="paragraph" style:parent-style-name="Table_20_Contents">
      <style:text-properties fo:color="#000000" style:font-name="Liberation Serif" fo:font-size="12pt" officeooo:rsid="021cba5a" officeooo:paragraph-rsid="021cba5a" style:font-size-asian="12pt" style:font-size-complex="12pt"/>
    </style:style>
    <style:style style:name="P88" style:family="paragraph" style:parent-style-name="Table_20_Contents">
      <style:text-properties fo:color="#000000" style:font-name="Liberation Serif" fo:font-size="12pt" officeooo:rsid="025c60fc" officeooo:paragraph-rsid="025c60fc" style:font-size-asian="12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fo:color="#000000" style:font-name="Liberation Serif1" fo:font-size="14pt" fo:font-weight="bold" officeooo:rsid="000c50bf" officeooo:paragraph-rsid="02572651" style:font-name-asian="DejaVu Sans Mono1" style:font-size-asian="14pt" style:font-weight-asian="bold" style:font-name-complex="Liberation Mono" style:font-size-complex="14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color="#000000" style:font-name="Liberation Serif1" fo:font-size="14pt" fo:font-weight="bold" officeooo:rsid="025760f4" officeooo:paragraph-rsid="025760f4" style:font-name-asian="DejaVu Sans Mono1" style:font-size-asian="14pt" style:font-weight-asian="bold" style:font-name-complex="Liberation Mono" style:font-size-complex="14pt" style:font-weight-complex="bold"/>
    </style:style>
    <style:style style:name="P91" style:family="paragraph" style:parent-style-name="Table_20_Contents">
      <style:text-properties style:font-name="Liberation Serif" fo:font-size="12pt" officeooo:rsid="0032a4ee" officeooo:paragraph-rsid="021cba5a" style:font-size-asian="12pt" style:font-size-complex="12pt"/>
    </style:style>
    <style:style style:name="P92" style:family="paragraph" style:parent-style-name="Table_20_Contents">
      <style:text-properties officeooo:rsid="021cba5a" officeooo:paragraph-rsid="021cba5a"/>
    </style:style>
    <style:style style:name="P93" style:family="paragraph" style:parent-style-name="Table_20_Contents">
      <style:text-properties officeooo:paragraph-rsid="021e7105"/>
    </style:style>
    <style:style style:name="P94" style:family="paragraph" style:parent-style-name="Table_20_Contents">
      <style:text-properties officeooo:rsid="021e78a7" officeooo:paragraph-rsid="021e78a7"/>
    </style:style>
    <style:style style:name="P95" style:family="paragraph" style:parent-style-name="Table_20_Contents">
      <style:text-properties officeooo:rsid="02203264" officeooo:paragraph-rsid="02203264"/>
    </style:style>
    <style:style style:name="P96" style:family="paragraph" style:parent-style-name="Table_20_Contents">
      <style:text-properties officeooo:rsid="022c4f96" officeooo:paragraph-rsid="022c4f96"/>
    </style:style>
    <style:style style:name="P97" style:family="paragraph" style:parent-style-name="Table_20_Contents">
      <style:text-properties officeooo:rsid="022da4b5" officeooo:paragraph-rsid="022da4b5"/>
    </style:style>
    <style:style style:name="P98" style:family="paragraph" style:parent-style-name="Table_20_Contents">
      <style:text-properties officeooo:rsid="022da4b5" officeooo:paragraph-rsid="02478c88"/>
    </style:style>
    <style:style style:name="P99" style:family="paragraph" style:parent-style-name="Table_20_Contents">
      <style:text-properties officeooo:paragraph-rsid="022f5fe9"/>
    </style:style>
    <style:style style:name="P100" style:family="paragraph" style:parent-style-name="Table_20_Contents">
      <style:text-properties officeooo:rsid="022f5fe9" officeooo:paragraph-rsid="022f5fe9"/>
    </style:style>
    <style:style style:name="P101" style:family="paragraph" style:parent-style-name="Table_20_Contents">
      <style:text-properties officeooo:rsid="022f5fe9" officeooo:paragraph-rsid="02478c88"/>
    </style:style>
    <style:style style:name="P102" style:family="paragraph" style:parent-style-name="Table_20_Contents">
      <style:text-properties officeooo:rsid="022f5fe9" officeooo:paragraph-rsid="025de6e0"/>
    </style:style>
    <style:style style:name="P103" style:family="paragraph" style:parent-style-name="Table_20_Contents">
      <style:text-properties officeooo:rsid="022fe6af" officeooo:paragraph-rsid="022fe6af"/>
    </style:style>
    <style:style style:name="P104" style:family="paragraph" style:parent-style-name="Table_20_Contents">
      <style:text-properties officeooo:rsid="022fe6af" officeooo:paragraph-rsid="025c60fc"/>
    </style:style>
    <style:style style:name="P105" style:family="paragraph" style:parent-style-name="Table_20_Contents">
      <style:text-properties officeooo:rsid="02353c11" officeooo:paragraph-rsid="02353c11"/>
    </style:style>
    <style:style style:name="P106" style:family="paragraph" style:parent-style-name="Table_20_Contents">
      <style:text-properties officeooo:rsid="023985bf" officeooo:paragraph-rsid="023985bf"/>
    </style:style>
    <style:style style:name="P107" style:family="paragraph" style:parent-style-name="Table_20_Contents">
      <style:text-properties officeooo:rsid="023e13ed" officeooo:paragraph-rsid="023e13ed"/>
    </style:style>
    <style:style style:name="P108" style:family="paragraph" style:parent-style-name="Table_20_Contents">
      <style:text-properties officeooo:paragraph-rsid="023f74db"/>
    </style:style>
    <style:style style:name="P109" style:family="paragraph" style:parent-style-name="Table_20_Contents">
      <style:text-properties officeooo:rsid="023fec4b" officeooo:paragraph-rsid="023fec4b"/>
    </style:style>
    <style:style style:name="P110" style:family="paragraph" style:parent-style-name="Table_20_Contents">
      <style:text-properties officeooo:rsid="0242ab66" officeooo:paragraph-rsid="0242ab66"/>
    </style:style>
    <style:style style:name="P111" style:family="paragraph" style:parent-style-name="Table_20_Contents">
      <style:text-properties officeooo:rsid="0242ab66" officeooo:paragraph-rsid="0243d883"/>
    </style:style>
    <style:style style:name="P112" style:family="paragraph" style:parent-style-name="Table_20_Contents">
      <style:text-properties officeooo:rsid="0243d883" officeooo:paragraph-rsid="0243d883"/>
    </style:style>
    <style:style style:name="P113" style:family="paragraph" style:parent-style-name="Table_20_Contents">
      <style:text-properties officeooo:rsid="02454c51" officeooo:paragraph-rsid="02454c51"/>
    </style:style>
    <style:style style:name="P114" style:family="paragraph" style:parent-style-name="Table_20_Contents">
      <style:text-properties officeooo:rsid="0247e77a" officeooo:paragraph-rsid="0247e77a"/>
    </style:style>
    <style:style style:name="P115" style:family="paragraph" style:parent-style-name="Table_20_Contents">
      <style:text-properties officeooo:rsid="024853ce" officeooo:paragraph-rsid="024853ce"/>
    </style:style>
    <style:style style:name="P116" style:family="paragraph" style:parent-style-name="Table_20_Contents">
      <style:text-properties officeooo:rsid="02485cfe" officeooo:paragraph-rsid="02485cfe"/>
    </style:style>
    <style:style style:name="P117" style:family="paragraph" style:parent-style-name="Table_20_Contents">
      <style:text-properties officeooo:rsid="024a3c46" officeooo:paragraph-rsid="024a3c46"/>
    </style:style>
    <style:style style:name="P118" style:family="paragraph" style:parent-style-name="Table_20_Contents">
      <style:text-properties officeooo:rsid="024fe0ab" officeooo:paragraph-rsid="024fe0ab"/>
    </style:style>
    <style:style style:name="P119" style:family="paragraph" style:parent-style-name="Table_20_Contents">
      <style:text-properties officeooo:rsid="0250218b" officeooo:paragraph-rsid="0250218b"/>
    </style:style>
    <style:style style:name="P120" style:family="paragraph" style:parent-style-name="Table_20_Contents">
      <style:text-properties officeooo:rsid="0250edf5" officeooo:paragraph-rsid="0250edf5"/>
    </style:style>
    <style:style style:name="P121" style:family="paragraph" style:parent-style-name="Table_20_Contents">
      <style:text-properties officeooo:rsid="0250edf5" officeooo:paragraph-rsid="025544a7"/>
    </style:style>
    <style:style style:name="P122" style:family="paragraph" style:parent-style-name="Table_20_Contents">
      <style:text-properties officeooo:rsid="0250edf5" officeooo:paragraph-rsid="0257ba94"/>
    </style:style>
    <style:style style:name="P123" style:family="paragraph" style:parent-style-name="Table_20_Contents">
      <style:text-properties officeooo:paragraph-rsid="000b2b6d"/>
    </style:style>
    <style:style style:name="P124" style:family="paragraph" style:parent-style-name="Table_20_Contents">
      <style:text-properties officeooo:rsid="023b281a" officeooo:paragraph-rsid="023b281a"/>
    </style:style>
    <style:style style:name="P125" style:family="paragraph" style:parent-style-name="Table_20_Contents">
      <style:text-properties officeooo:rsid="022adda9" officeooo:paragraph-rsid="022adda9"/>
    </style:style>
    <style:style style:name="P126" style:family="paragraph" style:parent-style-name="Table_20_Contents">
      <style:paragraph-properties fo:text-align="center" style:justify-single-word="false"/>
      <style:text-properties officeooo:rsid="02579c9a" officeooo:paragraph-rsid="02579c9a"/>
    </style:style>
    <style:style style:name="P127" style:family="paragraph" style:parent-style-name="Table_20_Contents">
      <style:text-properties officeooo:rsid="020f35e5" officeooo:paragraph-rsid="020f35e5"/>
    </style:style>
    <style:style style:name="P128" style:family="paragraph" style:parent-style-name="Table_20_Contents">
      <style:text-properties officeooo:rsid="0233d7ca" officeooo:paragraph-rsid="0233d7ca"/>
    </style:style>
    <style:style style:name="P129" style:family="paragraph" style:parent-style-name="Table_20_Contents">
      <style:paragraph-properties fo:text-align="center" style:justify-single-word="false"/>
      <style:text-properties fo:font-size="14pt" fo:font-weight="bold" officeooo:rsid="0257ba94" officeooo:paragraph-rsid="0257ba94" style:font-size-asian="14pt" style:font-weight-asian="bold" style:font-size-complex="14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fo:font-size="14pt" fo:font-weight="bold" officeooo:rsid="0258c67d" officeooo:paragraph-rsid="0258c67d" style:font-size-asian="14pt" style:font-weight-asian="bold" style:font-size-complex="14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fo:font-size="14pt" fo:font-weight="bold" officeooo:rsid="025a04ba" officeooo:paragraph-rsid="025a04ba" style:font-size-asian="14pt" style:font-weight-asian="bold" style:font-size-complex="14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14pt" fo:font-weight="bold" officeooo:rsid="025a04ba" officeooo:paragraph-rsid="025af906" style:font-size-asian="14pt" style:font-weight-asian="bold" style:font-size-complex="14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4pt" fo:font-weight="bold" officeooo:rsid="025bb4c8" officeooo:paragraph-rsid="025bb4c8" style:font-size-asian="14pt" style:font-weight-asian="bold" style:font-size-complex="14pt" style:font-weight-complex="bold"/>
    </style:style>
    <style:style style:name="P134" style:family="paragraph" style:parent-style-name="Table_20_Contents">
      <style:text-properties officeooo:rsid="01d50ed8" officeooo:paragraph-rsid="01d50ed8"/>
    </style:style>
    <style:style style:name="P135" style:family="paragraph" style:parent-style-name="Table_20_Contents">
      <style:text-properties officeooo:rsid="00124f02" officeooo:paragraph-rsid="01d50ed8"/>
    </style:style>
    <style:style style:name="P136" style:family="paragraph" style:parent-style-name="Table_20_Contents">
      <style:text-properties officeooo:rsid="00124f02" officeooo:paragraph-rsid="00124f02"/>
    </style:style>
    <style:style style:name="P137" style:family="paragraph" style:parent-style-name="Table_20_Contents">
      <style:text-properties officeooo:rsid="0228db54" officeooo:paragraph-rsid="0228db54"/>
    </style:style>
    <style:style style:name="P138" style:family="paragraph" style:parent-style-name="Table_20_Contents">
      <style:text-properties officeooo:rsid="02488545" officeooo:paragraph-rsid="02488545"/>
    </style:style>
    <style:style style:name="P139" style:family="paragraph" style:parent-style-name="Table_20_Contents">
      <style:text-properties officeooo:paragraph-rsid="0030d28b"/>
    </style:style>
    <style:style style:name="P140" style:family="paragraph" style:parent-style-name="Table_20_Contents">
      <style:text-properties officeooo:rsid="0030d28b" officeooo:paragraph-rsid="0030d28b"/>
    </style:style>
    <style:style style:name="P141" style:family="paragraph" style:parent-style-name="Table_20_Contents">
      <style:text-properties officeooo:rsid="0030d28b" officeooo:paragraph-rsid="01f23af6"/>
    </style:style>
    <style:style style:name="P142" style:family="paragraph" style:parent-style-name="Table_20_Contents">
      <style:text-properties officeooo:paragraph-rsid="0231d28e"/>
    </style:style>
    <style:style style:name="P143" style:family="paragraph" style:parent-style-name="Table_20_Contents">
      <style:text-properties officeooo:rsid="0027ceeb" officeooo:paragraph-rsid="002f6252"/>
    </style:style>
    <style:style style:name="P144" style:family="paragraph" style:parent-style-name="Table_20_Contents">
      <style:text-properties officeooo:rsid="0231d28e" officeooo:paragraph-rsid="0231d28e"/>
    </style:style>
    <style:style style:name="P145" style:family="paragraph" style:parent-style-name="Table_20_Contents">
      <style:text-properties officeooo:rsid="0231d28e" officeooo:paragraph-rsid="0232f1b4"/>
    </style:style>
    <style:style style:name="P146" style:family="paragraph" style:parent-style-name="Table_20_Contents">
      <style:text-properties officeooo:rsid="024b40c3" officeooo:paragraph-rsid="024d22d8"/>
    </style:style>
    <style:style style:name="P147" style:family="paragraph" style:parent-style-name="Table_20_Contents">
      <style:text-properties officeooo:rsid="024b40c3" officeooo:paragraph-rsid="024b40c3"/>
    </style:style>
    <style:style style:name="P148" style:family="paragraph" style:parent-style-name="Table_20_Contents">
      <style:text-properties officeooo:rsid="024b6a12" officeooo:paragraph-rsid="024b6a12"/>
    </style:style>
    <style:style style:name="P149" style:family="paragraph" style:parent-style-name="Table_20_Contents">
      <style:text-properties officeooo:rsid="024b6a12" officeooo:paragraph-rsid="024d22d8"/>
    </style:style>
    <style:style style:name="P150" style:family="paragraph" style:parent-style-name="Table_20_Contents">
      <style:text-properties officeooo:rsid="00293ae0" officeooo:paragraph-rsid="01e3ab92"/>
    </style:style>
    <style:style style:name="P151" style:family="paragraph" style:parent-style-name="Table_20_Contents">
      <style:text-properties officeooo:rsid="00293ae0" officeooo:paragraph-rsid="00293ae0"/>
    </style:style>
    <style:style style:name="P152" style:family="paragraph" style:parent-style-name="Table_20_Contents">
      <style:text-properties officeooo:rsid="002ca21c" officeooo:paragraph-rsid="01e3ab92"/>
    </style:style>
    <style:style style:name="P153" style:family="paragraph" style:parent-style-name="Table_20_Contents">
      <style:text-properties officeooo:rsid="002ca21c" officeooo:paragraph-rsid="002ca21c"/>
    </style:style>
    <style:style style:name="P154" style:family="paragraph" style:parent-style-name="Table_20_Contents">
      <style:text-properties officeooo:paragraph-rsid="02485cfe"/>
    </style:style>
    <style:style style:name="P155" style:family="paragraph" style:parent-style-name="Table_20_Contents">
      <style:text-properties officeooo:rsid="023f74db" officeooo:paragraph-rsid="023f74db"/>
    </style:style>
    <style:style style:name="P156" style:family="paragraph" style:parent-style-name="Table_20_Contents">
      <style:text-properties officeooo:rsid="001ef66c" officeooo:paragraph-rsid="002f6252"/>
    </style:style>
    <style:style style:name="P157" style:family="paragraph" style:parent-style-name="Table_20_Contents">
      <style:text-properties officeooo:rsid="001ef66c" officeooo:paragraph-rsid="001ef66c"/>
    </style:style>
    <style:style style:name="P158" style:family="paragraph" style:parent-style-name="Table_20_Contents">
      <style:text-properties officeooo:rsid="0033656e" officeooo:paragraph-rsid="0033656e"/>
    </style:style>
    <style:style style:name="P159" style:family="paragraph" style:parent-style-name="Table_20_Contents">
      <style:text-properties officeooo:rsid="025bb4c8" officeooo:paragraph-rsid="025bb4c8"/>
    </style:style>
    <style:style style:name="P160" style:family="paragraph" style:parent-style-name="Table_20_Contents">
      <style:text-properties officeooo:paragraph-rsid="025c60fc"/>
    </style:style>
    <style:style style:name="P161" style:family="paragraph" style:parent-style-name="Table_20_Contents">
      <style:text-properties officeooo:rsid="025de6e0" officeooo:paragraph-rsid="025de6e0"/>
    </style:style>
    <style:style style:name="P162" style:family="paragraph" style:parent-style-name="Table_20_Contents">
      <style:text-properties officeooo:rsid="025f20f4" officeooo:paragraph-rsid="025f20f4"/>
    </style:style>
    <style:style style:name="P163" style:family="paragraph" style:parent-style-name="Standard">
      <style:text-properties fo:font-weight="normal" officeooo:rsid="0018cd6c" officeooo:paragraph-rsid="001ef66c" style:font-weight-asian="normal" style:font-weight-complex="normal"/>
    </style:style>
    <style:style style:name="P164" style:family="paragraph" style:parent-style-name="Standard">
      <style:text-properties fo:font-weight="normal" officeooo:rsid="0250218b" officeooo:paragraph-rsid="0250218b" style:font-weight-asian="normal" style:font-weight-complex="normal"/>
    </style:style>
    <style:style style:name="P165" style:family="paragraph" style:parent-style-name="Standard">
      <style:text-properties fo:font-weight="normal" officeooo:rsid="021e78a7" officeooo:paragraph-rsid="021e78a7" style:font-weight-asian="normal" style:font-weight-complex="normal"/>
    </style:style>
    <style:style style:name="P166" style:family="paragraph" style:parent-style-name="Standard">
      <style:text-properties fo:font-weight="normal" officeooo:rsid="020707ba" officeooo:paragraph-rsid="020707ba" style:font-weight-asian="normal" style:font-weight-complex="normal"/>
    </style:style>
    <style:style style:name="P167" style:family="paragraph" style:parent-style-name="Standard">
      <style:text-properties fo:font-weight="normal" officeooo:rsid="022c4f96" officeooo:paragraph-rsid="022c4f96" style:font-weight-asian="normal" style:font-weight-complex="normal"/>
    </style:style>
    <style:style style:name="P168" style:family="paragraph" style:parent-style-name="Standard">
      <style:text-properties style:text-underline-style="solid" style:text-underline-width="auto" style:text-underline-color="font-color" fo:font-weight="bold" officeooo:rsid="00176695" officeooo:paragraph-rsid="00176695" style:font-weight-asian="bold" style:font-weight-complex="bold"/>
    </style:style>
    <style:style style:name="P169" style:family="paragraph" style:parent-style-name="Table_20_Heading">
      <style:text-properties officeooo:rsid="000b0fca" officeooo:paragraph-rsid="000b0fca"/>
    </style:style>
    <style:style style:name="P170" style:family="paragraph" style:parent-style-name="Table_20_Heading">
      <style:text-properties officeooo:rsid="0030d28b" officeooo:paragraph-rsid="0030d28b"/>
    </style:style>
    <style:style style:name="P17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76695" officeooo:paragraph-rsid="00176695" style:font-weight-asian="bold" style:font-weight-complex="bold"/>
    </style:style>
    <style:style style:name="P172" style:family="paragraph" style:parent-style-name="Tapas-category">
      <style:text-properties officeooo:rsid="0254b136" officeooo:paragraph-rsid="0254b136"/>
    </style:style>
    <style:style style:name="P173" style:family="paragraph" style:parent-style-name="Tapas-category">
      <style:paragraph-properties fo:margin-left="0in" fo:margin-right="0in" fo:margin-top="0.1665in" fo:margin-bottom="0.0835in" loext:contextual-spacing="false" fo:text-align="center" style:justify-single-word="false" fo:text-indent="0in" style:auto-text-indent="false" fo:keep-with-next="always" text:number-lines="false" text:line-number="0"/>
      <style:text-properties fo:font-size="12pt" fo:font-weight="bold" officeooo:rsid="00241323" officeooo:paragraph-rsid="0254b136" style:font-name-asian="Noto Sans CJK SC Regular" style:font-size-asian="16pt" style:font-weight-asian="bold" style:font-name-complex="Lohit Devanagari" style:font-size-complex="16pt" style:font-weight-complex="bold"/>
    </style:style>
    <style:style style:name="T1" style:family="text">
      <style:text-properties officeooo:rsid="000b0fca"/>
    </style:style>
    <style:style style:name="T2" style:family="text">
      <style:text-properties officeooo:rsid="000c50b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50bf" style:font-weight-asian="bold" style:font-weight-complex="bold"/>
    </style:style>
    <style:style style:name="T5" style:family="text">
      <style:text-properties fo:font-weight="bold" officeooo:rsid="000b0fca" style:font-weight-asian="bold" style:font-weight-complex="bold"/>
    </style:style>
    <style:style style:name="T6" style:family="text">
      <style:text-properties fo:font-weight="bold" officeooo:rsid="00132798" style:font-weight-asian="bold" style:font-weight-complex="bold"/>
    </style:style>
    <style:style style:name="T7" style:family="text">
      <style:text-properties fo:font-weight="bold" officeooo:rsid="00176695" style:font-weight-asian="bold" style:font-weight-complex="bold"/>
    </style:style>
    <style:style style:name="T8" style:family="text">
      <style:text-properties fo:font-weight="bold" officeooo:rsid="00215e6d" style:font-weight-asian="bold" style:font-weight-complex="bold"/>
    </style:style>
    <style:style style:name="T9" style:family="text">
      <style:text-properties fo:font-weight="bold" officeooo:rsid="002a03bb" style:font-weight-asian="bold" style:font-weight-complex="bold"/>
    </style:style>
    <style:style style:name="T10" style:family="text">
      <style:text-properties fo:font-weight="bold" officeooo:rsid="002b9174" style:font-weight-asian="bold" style:font-weight-complex="bold"/>
    </style:style>
    <style:style style:name="T11" style:family="text">
      <style:text-properties fo:font-weight="bold" officeooo:rsid="000b2b6d" style:font-weight-asian="bold" style:font-weight-complex="bold"/>
    </style:style>
    <style:style style:name="T12" style:family="text">
      <style:text-properties fo:font-weight="bold" officeooo:rsid="0032a4ee" style:font-weight-asian="bold" style:font-weight-complex="bold"/>
    </style:style>
    <style:style style:name="T13" style:family="text">
      <style:text-properties fo:font-weight="bold" officeooo:rsid="0011a7a2" style:font-weight-asian="bold" style:font-weight-complex="bold"/>
    </style:style>
    <style:style style:name="T14" style:family="text">
      <style:text-properties fo:font-weight="bold" officeooo:rsid="0033656e" style:font-weight-asian="bold" style:font-weight-complex="bold"/>
    </style:style>
    <style:style style:name="T15" style:family="text">
      <style:text-properties fo:font-weight="bold" officeooo:rsid="003d1db6" style:font-weight-asian="bold" style:font-weight-complex="bold"/>
    </style:style>
    <style:style style:name="T16" style:family="text">
      <style:text-properties fo:font-weight="bold" officeooo:rsid="01bccf80" style:font-weight-asian="bold" style:font-weight-complex="bold"/>
    </style:style>
    <style:style style:name="T17" style:family="text">
      <style:text-properties fo:font-weight="bold" officeooo:rsid="01c043b4" style:font-weight-asian="bold" style:font-weight-complex="bold"/>
    </style:style>
    <style:style style:name="T18" style:family="text">
      <style:text-properties fo:font-weight="bold" officeooo:rsid="01d62680" style:font-weight-asian="bold" style:font-weight-complex="bold"/>
    </style:style>
    <style:style style:name="T19" style:family="text">
      <style:text-properties fo:font-weight="bold" officeooo:rsid="01e3ab92" style:font-weight-asian="bold" style:font-weight-complex="bold"/>
    </style:style>
    <style:style style:name="T20" style:family="text">
      <style:text-properties fo:font-weight="bold" officeooo:rsid="01f23af6" style:font-weight-asian="bold" style:font-weight-complex="bold"/>
    </style:style>
    <style:style style:name="T21" style:family="text">
      <style:text-properties fo:font-weight="bold" officeooo:rsid="01f7161e" style:font-weight-asian="bold" style:font-weight-complex="bold"/>
    </style:style>
    <style:style style:name="T22" style:family="text">
      <style:text-properties fo:font-weight="bold" officeooo:rsid="02013af8" style:font-weight-asian="bold" style:font-weight-complex="bold"/>
    </style:style>
    <style:style style:name="T23" style:family="text">
      <style:text-properties fo:font-weight="bold" officeooo:rsid="020f35e5" style:font-weight-asian="bold" style:font-weight-complex="bold"/>
    </style:style>
    <style:style style:name="T24" style:family="text">
      <style:text-properties fo:font-weight="bold" officeooo:rsid="02190698" style:font-weight-asian="bold" style:font-weight-complex="bold"/>
    </style:style>
    <style:style style:name="T25" style:family="text">
      <style:text-properties fo:font-weight="bold" officeooo:rsid="021e78a7" style:font-weight-asian="bold" style:font-weight-complex="bold"/>
    </style:style>
    <style:style style:name="T26" style:family="text">
      <style:text-properties fo:font-weight="bold" officeooo:rsid="02203264" style:font-weight-asian="bold" style:font-weight-complex="bold"/>
    </style:style>
    <style:style style:name="T27" style:family="text">
      <style:text-properties fo:font-weight="bold" officeooo:rsid="0220bdab" style:font-weight-asian="bold" style:font-weight-complex="bold"/>
    </style:style>
    <style:style style:name="T28" style:family="text">
      <style:text-properties fo:font-weight="bold" officeooo:rsid="00146fc3" style:font-weight-asian="bold" style:font-weight-complex="bold"/>
    </style:style>
    <style:style style:name="T29" style:family="text">
      <style:text-properties fo:font-weight="bold" officeooo:rsid="0223c7e4" style:font-weight-asian="bold" style:font-weight-complex="bold"/>
    </style:style>
    <style:style style:name="T30" style:family="text">
      <style:text-properties fo:font-weight="bold" officeooo:rsid="0226f07f" style:font-weight-asian="bold" style:font-weight-complex="bold"/>
    </style:style>
    <style:style style:name="T31" style:family="text">
      <style:text-properties fo:font-weight="bold" officeooo:rsid="02276ace" style:font-weight-asian="bold" style:font-weight-complex="bold"/>
    </style:style>
    <style:style style:name="T32" style:family="text">
      <style:text-properties fo:font-weight="bold" officeooo:rsid="022adda9" style:font-weight-asian="bold" style:font-weight-complex="bold"/>
    </style:style>
    <style:style style:name="T33" style:family="text">
      <style:text-properties fo:font-weight="bold" officeooo:rsid="022b434b" style:font-weight-asian="bold" style:font-weight-complex="bold"/>
    </style:style>
    <style:style style:name="T34" style:family="text">
      <style:text-properties fo:font-weight="bold" officeooo:rsid="022c4f96" style:font-weight-asian="bold" style:font-weight-complex="bold"/>
    </style:style>
    <style:style style:name="T35" style:family="text">
      <style:text-properties fo:font-weight="bold" officeooo:rsid="022da4b5" style:font-weight-asian="bold" style:font-weight-complex="bold"/>
    </style:style>
    <style:style style:name="T36" style:family="text">
      <style:text-properties fo:font-weight="bold" officeooo:rsid="001d261c" style:font-weight-asian="bold" style:font-weight-complex="bold"/>
    </style:style>
    <style:style style:name="T37" style:family="text">
      <style:text-properties fo:font-weight="bold" officeooo:rsid="0231d28e" style:font-weight-asian="bold" style:font-weight-complex="bold"/>
    </style:style>
    <style:style style:name="T38" style:family="text">
      <style:text-properties fo:font-weight="bold" officeooo:rsid="0232f1b4" style:font-weight-asian="bold" style:font-weight-complex="bold"/>
    </style:style>
    <style:style style:name="T39" style:family="text">
      <style:text-properties fo:font-weight="bold" officeooo:rsid="0233d7ca" style:font-weight-asian="bold" style:font-weight-complex="bold"/>
    </style:style>
    <style:style style:name="T40" style:family="text">
      <style:text-properties fo:font-weight="bold" officeooo:rsid="023f74db" style:font-weight-asian="bold" style:font-weight-complex="bold"/>
    </style:style>
    <style:style style:name="T41" style:family="text">
      <style:text-properties fo:font-weight="bold" officeooo:rsid="0243d883" style:font-weight-asian="bold" style:font-weight-complex="bold"/>
    </style:style>
    <style:style style:name="T42" style:family="text">
      <style:text-properties fo:font-weight="bold" officeooo:rsid="02485cfe" style:font-weight-asian="bold" style:font-weight-complex="bold"/>
    </style:style>
    <style:style style:name="T43" style:family="text">
      <style:text-properties fo:font-weight="bold" officeooo:rsid="024d22d8" style:font-weight-asian="bold" style:font-weight-complex="bold"/>
    </style:style>
    <style:style style:name="T44" style:family="text">
      <style:text-properties fo:font-weight="bold" officeooo:rsid="02528110" style:font-weight-asian="bold" style:font-weight-complex="bold"/>
    </style:style>
    <style:style style:name="T45" style:family="text">
      <style:text-properties fo:font-weight="bold" officeooo:rsid="02544ce5" style:font-weight-asian="bold" style:font-weight-complex="bold"/>
    </style:style>
    <style:style style:name="T46" style:family="text">
      <style:text-properties fo:font-weight="bold" officeooo:rsid="0254b136" style:font-weight-asian="bold" style:font-weight-complex="bold"/>
    </style:style>
    <style:style style:name="T47" style:family="text">
      <style:text-properties fo:font-weight="bold" officeooo:rsid="025544a7" style:font-weight-asian="bold" style:font-weight-complex="bold"/>
    </style:style>
    <style:style style:name="T48" style:family="text">
      <style:text-properties fo:font-weight="bold" officeooo:rsid="02478c88" style:font-weight-asian="bold" style:font-weight-complex="bold"/>
    </style:style>
    <style:style style:name="T49" style:family="text">
      <style:text-properties fo:font-weight="bold" officeooo:rsid="025760f4" style:font-weight-asian="bold" style:font-weight-complex="bold"/>
    </style:style>
    <style:style style:name="T50" style:family="text">
      <style:text-properties fo:font-weight="bold" officeooo:rsid="0257ba94" style:font-weight-asian="bold" style:font-weight-complex="bold"/>
    </style:style>
    <style:style style:name="T51" style:family="text">
      <style:text-properties fo:font-weight="bold" officeooo:rsid="0258c67d" style:font-weight-asian="bold" style:font-weight-complex="bold"/>
    </style:style>
    <style:style style:name="T52" style:family="text">
      <style:text-properties fo:font-weight="bold" officeooo:rsid="025a04ba" style:font-weight-asian="bold" style:font-weight-complex="bold"/>
    </style:style>
    <style:style style:name="T53" style:family="text">
      <style:text-properties fo:font-weight="bold" officeooo:rsid="025bb4c8" style:font-weight-asian="bold" style:font-weight-complex="bold"/>
    </style:style>
    <style:style style:name="T54" style:family="text">
      <style:text-properties fo:font-weight="bold" officeooo:rsid="025e5fb4" style:font-weight-asian="bold" style:font-weight-complex="bold"/>
    </style:style>
    <style:style style:name="T55" style:family="text">
      <style:text-properties officeooo:rsid="000ee1dc"/>
    </style:style>
    <style:style style:name="T56" style:family="text">
      <style:text-properties officeooo:rsid="00104860"/>
    </style:style>
    <style:style style:name="T57" style:family="text">
      <style:text-properties officeooo:rsid="0011a7a2"/>
    </style:style>
    <style:style style:name="T58" style:family="text">
      <style:text-properties officeooo:rsid="00132798"/>
    </style:style>
    <style:style style:name="T59" style:family="text">
      <style:text-properties officeooo:rsid="00146fc3"/>
    </style:style>
    <style:style style:name="T60" style:family="text">
      <style:text-properties officeooo:rsid="001641b4"/>
    </style:style>
    <style:style style:name="T61" style:family="text">
      <style:text-properties officeooo:rsid="00176695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0b0fca" style:font-weight-asian="normal" style:font-weight-complex="normal"/>
    </style:style>
    <style:style style:name="T64" style:family="text">
      <style:text-properties fo:font-weight="normal" officeooo:rsid="00176695" style:font-weight-asian="normal" style:font-weight-complex="normal"/>
    </style:style>
    <style:style style:name="T65" style:family="text">
      <style:text-properties fo:font-weight="normal" officeooo:rsid="0033656e" style:font-weight-asian="normal" style:font-weight-complex="normal"/>
    </style:style>
    <style:style style:name="T66" style:family="text">
      <style:text-properties fo:font-weight="normal" officeooo:rsid="003d1db6" style:font-weight-asian="normal" style:font-weight-complex="normal"/>
    </style:style>
    <style:style style:name="T67" style:family="text">
      <style:text-properties fo:font-weight="normal" officeooo:rsid="02060012" style:font-weight-asian="normal" style:font-weight-complex="normal"/>
    </style:style>
    <style:style style:name="T68" style:family="text">
      <style:text-properties fo:font-weight="normal" officeooo:rsid="021e7105" style:font-weight-asian="normal" style:font-weight-complex="normal"/>
    </style:style>
    <style:style style:name="T69" style:family="text">
      <style:text-properties fo:font-weight="normal" officeooo:rsid="0018cd6c" style:font-weight-asian="normal" style:font-weight-complex="normal"/>
    </style:style>
    <style:style style:name="T70" style:family="text">
      <style:text-properties fo:font-weight="normal" officeooo:rsid="022b434b" style:font-weight-asian="normal" style:font-weight-complex="normal"/>
    </style:style>
    <style:style style:name="T71" style:family="text">
      <style:text-properties fo:font-weight="normal" officeooo:rsid="023fec4b" style:font-weight-asian="normal" style:font-weight-complex="normal"/>
    </style:style>
    <style:style style:name="T72" style:family="text">
      <style:text-properties fo:font-weight="normal" officeooo:rsid="0243d883" style:font-weight-asian="normal" style:font-weight-complex="normal"/>
    </style:style>
    <style:style style:name="T73" style:family="text">
      <style:text-properties fo:font-weight="normal" officeooo:rsid="02478c88" style:font-weight-asian="normal" style:font-weight-complex="normal"/>
    </style:style>
    <style:style style:name="T74" style:family="text">
      <style:text-properties fo:font-weight="normal" officeooo:rsid="024d22d8" style:font-weight-asian="normal" style:font-weight-complex="normal"/>
    </style:style>
    <style:style style:name="T75" style:family="text">
      <style:text-properties officeooo:rsid="001ef66c"/>
    </style:style>
    <style:style style:name="T76" style:family="text">
      <style:text-properties officeooo:rsid="00215e6d"/>
    </style:style>
    <style:style style:name="T77" style:family="text">
      <style:text-properties officeooo:rsid="00293ae0"/>
    </style:style>
    <style:style style:name="T78" style:family="text">
      <style:text-properties officeooo:rsid="000b2b6d"/>
    </style:style>
    <style:style style:name="T79" style:family="text">
      <style:text-properties fo:color="#000000"/>
    </style:style>
    <style:style style:name="T80" style:family="text">
      <style:text-properties fo:color="#000000" fo:font-weight="bold" style:font-weight-asian="bold" style:font-weight-complex="bold"/>
    </style:style>
    <style:style style:name="T81" style:family="text">
      <style:text-properties fo:color="#000000" officeooo:rsid="021cba5a"/>
    </style:style>
    <style:style style:name="T82" style:family="text">
      <style:text-properties officeooo:rsid="0030d28b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fo:font-style="normal" officeooo:rsid="00321791" style:font-style-asian="normal" style:font-style-complex="normal"/>
    </style:style>
    <style:style style:name="T85" style:family="text">
      <style:text-properties fo:font-style="normal" fo:font-weight="bold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22c4f96" style:font-style-asian="normal" style:font-weight-asian="bold" style:font-style-complex="normal" style:font-weight-complex="bold"/>
    </style:style>
    <style:style style:name="T87" style:family="text">
      <style:text-properties officeooo:rsid="00321791"/>
    </style:style>
    <style:style style:name="T88" style:family="text">
      <style:text-properties officeooo:rsid="003d1db6"/>
    </style:style>
    <style:style style:name="T89" style:family="text">
      <style:text-properties officeooo:rsid="01d50ed8"/>
    </style:style>
    <style:style style:name="T90" style:family="text">
      <style:text-properties officeooo:rsid="002a03bb"/>
    </style:style>
    <style:style style:name="T91" style:family="text">
      <style:text-properties officeooo:rsid="01f23af6"/>
    </style:style>
    <style:style style:name="T92" style:family="text">
      <style:text-properties officeooo:rsid="020f35e5"/>
    </style:style>
    <style:style style:name="T93" style:family="text">
      <style:text-properties officeooo:rsid="02179d7d"/>
    </style:style>
    <style:style style:name="T94" style:family="text">
      <style:text-properties officeooo:rsid="0218bf1d"/>
    </style:style>
    <style:style style:name="T95" style:family="text">
      <style:text-properties officeooo:rsid="02190698"/>
    </style:style>
    <style:style style:name="T96" style:family="text">
      <style:text-properties officeooo:rsid="021cba5a"/>
    </style:style>
    <style:style style:name="T97" style:family="text">
      <style:text-properties officeooo:rsid="021e7105"/>
    </style:style>
    <style:style style:name="T98" style:family="text">
      <style:text-properties officeooo:rsid="0220bdab"/>
    </style:style>
    <style:style style:name="T99" style:family="text">
      <style:text-properties officeooo:rsid="02214b39"/>
    </style:style>
    <style:style style:name="T100" style:family="text">
      <style:text-properties officeooo:rsid="0223c7e4"/>
    </style:style>
    <style:style style:name="T101" style:family="text">
      <style:text-properties officeooo:rsid="0225698a"/>
    </style:style>
    <style:style style:name="T102" style:family="text">
      <style:text-properties officeooo:rsid="022adda9"/>
    </style:style>
    <style:style style:name="T103" style:family="text">
      <style:text-properties officeooo:rsid="022c4f96"/>
    </style:style>
    <style:style style:name="T104" style:family="text">
      <style:text-properties officeooo:rsid="001d261c"/>
    </style:style>
    <style:style style:name="T105" style:family="text">
      <style:text-properties officeooo:rsid="0231d28e"/>
    </style:style>
    <style:style style:name="T106" style:family="text">
      <style:text-properties officeooo:rsid="0232f1b4"/>
    </style:style>
    <style:style style:name="T107" style:family="text">
      <style:text-properties officeooo:rsid="0233340c"/>
    </style:style>
    <style:style style:name="T108" style:family="text">
      <style:text-properties officeooo:rsid="023e13ed"/>
    </style:style>
    <style:style style:name="T109" style:family="text">
      <style:text-properties officeooo:rsid="023f74db"/>
    </style:style>
    <style:style style:name="T110" style:family="text">
      <style:text-properties officeooo:rsid="024188ea"/>
    </style:style>
    <style:style style:name="T111" style:family="text">
      <style:text-properties fo:font-style="italic" officeooo:rsid="024188ea" style:font-style-asian="italic" style:font-style-complex="italic"/>
    </style:style>
    <style:style style:name="T112" style:family="text">
      <style:text-properties officeooo:rsid="0243d883"/>
    </style:style>
    <style:style style:name="T113" style:family="text">
      <style:text-properties officeooo:rsid="02485cfe"/>
    </style:style>
    <style:style style:name="T114" style:family="text">
      <style:text-properties officeooo:rsid="024d22d8"/>
    </style:style>
    <style:style style:name="T115" style:family="text">
      <style:text-properties officeooo:rsid="024f7cef"/>
    </style:style>
    <style:style style:name="T116" style:family="text">
      <style:text-properties officeooo:rsid="024fe0ab"/>
    </style:style>
    <style:style style:name="T117" style:family="text">
      <style:text-properties officeooo:rsid="0250218b"/>
    </style:style>
    <style:style style:name="T118" style:family="text">
      <style:text-properties officeooo:rsid="0250bec2"/>
    </style:style>
    <style:style style:name="T119" style:family="text">
      <style:text-properties officeooo:rsid="0254b136"/>
    </style:style>
    <style:style style:name="T120" style:family="text">
      <style:text-properties fo:font-size="14pt" fo:font-weight="bold" style:font-size-asian="14pt" style:font-weight-asian="bold" style:font-size-complex="14pt" style:font-weight-complex="bold"/>
    </style:style>
    <style:style style:name="T121" style:family="text">
      <style:text-properties fo:font-size="14pt" fo:font-weight="bold" officeooo:rsid="0257ba94" style:font-size-asian="14pt" style:font-weight-asian="bold" style:font-size-complex="14pt" style:font-weight-complex="bold"/>
    </style:style>
    <style:style style:name="T122" style:family="text">
      <style:text-properties officeooo:rsid="0257ba94"/>
    </style:style>
    <style:style style:name="T123" style:family="text">
      <style:text-properties officeooo:rsid="025af906"/>
    </style:style>
    <style:style style:name="T124" style:family="text">
      <style:text-properties officeooo:rsid="025e5fb4"/>
    </style:style>
    <style:style style:name="T125" style:family="text">
      <style:text-properties officeooo:rsid="025f20f4"/>
    </style:style>
    <style:style style:name="T126" style:family="text">
      <style:text-properties officeooo:rsid="025f67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69">Category/<text:span text:style-name="T82">Name/Description</text:span></text:p>
            </table:table-cell>
            <table:table-cell table:style-name="Table1.A1" office:value-type="string">
              <text:p text:style-name="P169">Parameters</text:p>
            </table:table-cell>
            <table:table-cell table:style-name="Table1.C1" office:value-type="string">
              <text:p text:style-name="P170">Comments/<text:span text:style-name="T87">default</text:span></text:p>
            </table:table-cell>
          </table:table-row>
        </table:table-header-rows>
        <table:table-row>
          <table:table-cell table:style-name="Table1.A2" table:number-columns-spanned="3" office:value-type="string">
            <text:p text:style-name="P173">Main Input/Output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85"><text:span text:style-name="T5">input</text:span><text:span text:style-name="T1">:load current image to process (from Omero or Files)</text:span></text:p>
          </table:table-cell>
          <table:table-cell table:style-name="Table1.A3" office:value-type="string">
            <text:p text:style-name="P26"><text:span text:style-name="T3">project</text:span>:name of project name</text:p>
            <text:p text:style-name="P26"><text:span text:style-name="T3">dataset</text:span>:name of dataset name</text:p>
            <text:p text:style-name="P26"><text:span text:style-name="T54">image</text:span>:name of the <text:span text:style-name="T94">image</text:span></text:p>
            <text:p text:style-name="P26"><text:span text:style-name="T3">channel</text:span>:the channel number</text:p>
            <text:p text:style-name="P26"><text:span text:style-name="T3">frame</text:span>:the frame number</text:p>
          </table:table-cell>
          <table:table-cell table:style-name="Table1.A2" office:value-type="string">
            <text:p text:style-name="P30"><text:span text:style-name="T3">project</text:span>:?project?</text:p>
            <text:p text:style-name="P30"><text:span text:style-name="T3">dataset</text:span>: ?dataset?</text:p>
            <text:p text:style-name="P30"><text:span text:style-name="T54">image</text:span>:?<text:span text:style-name="T124">image</text:span>?</text:p>
            <text:p text:style-name="P30"><text:span text:style-name="T3">channel</text:span>:?channel? </text:p>
            <text:p text:style-name="P30"><text:span text:style-name="T3">frame</text:span>:?frame?</text:p>
            <text:p text:style-name="P47">Channel and frame <text:span text:style-name="T115">number</text:span> start at <text:span text:style-name="T107">1</text:span></text:p>
          </table:table-cell>
        </table:table-row>
        <table:table-row>
          <table:table-cell table:style-name="Table1.A3" office:value-type="string">
            <text:p text:style-name="P13"><text:span text:style-name="T29">output</text:span>:<text:span text:style-name="T2">save the current image (to Omero or Files)</text:span></text:p>
          </table:table-cell>
          <table:table-cell table:style-name="Table1.A3" office:value-type="string">
            <text:p text:style-name="P12"><text:span text:style-name="T3">project</text:span>:name of project name</text:p>
            <text:p text:style-name="P12"><text:span text:style-name="T3">dataset</text:span>:name of dataset name</text:p>
            <text:p text:style-name="P12"><text:span text:style-name="T54">image</text:span>:name of the <text:span text:style-name="T124">image</text:span></text:p>
          </table:table-cell>
          <table:table-cell table:style-name="Table1.A2" office:value-type="string">
            <text:p text:style-name="Table_20_Contents"><text:span text:style-name="T14">project</text:span><text:span text:style-name="T65">:</text:span><text:span text:style-name="T62">?</text:span><text:span text:style-name="T63">project?</text:span></text:p>
            <text:p text:style-name="Table_20_Contents"><text:span text:style-name="T14">dataset</text:span><text:span text:style-name="T65">:</text:span><text:span text:style-name="T62">?</text:span><text:span text:style-name="T63">dataset?</text:span></text:p>
            <text:p text:style-name="P49"><text:span text:style-name="T1">W</text:span>ill delete previous image with same name</text:p>
          </table:table-cell>
        </table:table-row>
        <table:table-row>
          <table:table-cell table:style-name="Table1.A2" table:number-columns-spanned="3" office:value-type="string">
            <text:p text:style-name="P172">Additional Input/Output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3"><text:span text:style-name="T4">a</text:span><text:span text:style-name="T11">ttach</text:span><text:span text:style-name="T78">:attach a file to an image data (in Omero or Files)</text:span></text:p>
          </table:table-cell>
          <table:table-cell table:style-name="Table1.A3" office:value-type="string">
            <text:p text:style-name="P15"><text:span text:style-name="T3">project</text:span>:name of project name</text:p>
            <text:p text:style-name="P15"><text:span text:style-name="T3">dataset</text:span>:name of dataset name</text:p>
            <text:p text:style-name="P15"><text:span text:style-name="T54">image</text:span>:name of the <text:span text:style-name="T124">image </text:span>data</text:p>
            <text:p text:style-name="P15"><text:span text:style-name="T3">dir</text:span>:directory</text:p>
            <text:p text:style-name="P15"><text:span text:style-name="T3">file</text:span>:filename <text:span text:style-name="T2">to attach to the project/dataset/name image data</text:span></text:p>
          </table:table-cell>
          <table:table-cell table:style-name="Table1.A2" office:value-type="string">
            <text:p text:style-name="P32"><text:span text:style-name="T3">project</text:span>:?project?</text:p>
            <text:p text:style-name="P32"><text:span text:style-name="T3">dataset</text:span>: ?dataset?</text:p>
            <text:p text:style-name="P70"><text:span text:style-name="T124">image</text:span>:?<text:span text:style-name="T124">image</text:span>?</text:p>
            <text:p text:style-name="P53"><text:span text:style-name="T82">C</text:span>an use special directory names (?ij?,?home?,?tmp?</text:p>
          </table:table-cell>
        </table:table-row>
        <table:table-row>
          <table:table-cell table:style-name="Table1.A3" office:value-type="string">
            <text:p text:style-name="P13"><text:span text:style-name="T4">a</text:span><text:span text:style-name="T11">ttach</text:span><text:span text:style-name="T46">List</text:span><text:span text:style-name="T78">:attach a list of files to an image data (in Omero or Files)</text:span></text:p>
          </table:table-cell>
          <table:table-cell table:style-name="Table1.A3" office:value-type="string">
            <text:p text:style-name="P15"><text:span text:style-name="T3">project</text:span>:name of project name</text:p>
            <text:p text:style-name="P15"><text:span text:style-name="T3">dataset</text:span>:name of dataset name</text:p>
            <text:p text:style-name="P15"><text:span text:style-name="T54">image</text:span>:name of the <text:span text:style-name="T124">image </text:span>data</text:p>
            <text:p text:style-name="P15"><text:span text:style-name="T3">dir</text:span>:directory</text:p>
            <text:p text:style-name="P15"><text:span text:style-name="T46">list</text:span>:<text:span text:style-name="T119">list of </text:span>filename<text:span text:style-name="T119">s</text:span> <text:span text:style-name="T2">to attach to the project/dataset/image image data</text:span></text:p>
          </table:table-cell>
          <table:table-cell table:style-name="Table1.A2" office:value-type="string">
            <text:p text:style-name="P32"><text:span text:style-name="T3">project</text:span>:?project?</text:p>
            <text:p text:style-name="P32"><text:span text:style-name="T3">dataset</text:span>: ?dataset?</text:p>
            <text:p text:style-name="P70"><text:span text:style-name="T124">image</text:span>:?<text:span text:style-name="T124">image</text:span>?</text:p>
            <text:p text:style-name="P58">Can use special directory names (?ij?,?home?,?tmp?</text:p>
          </table:table-cell>
        </table:table-row>
        <table:table-row>
          <table:table-cell table:style-name="Table1.A3" office:value-type="string">
            <text:p text:style-name="P11"><text:span text:style-name="T4">d</text:span><text:span text:style-name="T11">elete</text:span><text:span text:style-name="T78">:delete a file</text:span></text:p>
          </table:table-cell>
          <table:table-cell table:style-name="Table1.A3" office:value-type="string">
            <text:p text:style-name="P16"><text:span text:style-name="T3">dir</text:span>:directory</text:p>
            <text:p text:style-name="P123"><text:span text:style-name="T5">file</text:span><text:span text:style-name="T1">:file name</text:span></text:p>
          </table:table-cell>
          <table:table-cell table:style-name="Table1.A2" office:value-type="string">
            <text:p text:style-name="P40">(<text:span text:style-name="T97">keywords </text:span>for file)</text:p>
            <text:p text:style-name="P80"><text:span text:style-name="T63">(</text:span><text:span text:style-name="T68">keywords </text:span><text:span text:style-name="T62">for dir)</text:span></text:p>
          </table:table-cell>
        </table:table-row>
        <table:table-row>
          <table:table-cell table:style-name="Table1.A3" office:value-type="string">
            <text:p text:style-name="P14"><text:span text:style-name="T4">d</text:span><text:span text:style-name="T11">elete</text:span><text:span text:style-name="T12">List</text:span><text:span text:style-name="T78">:delete a list of files</text:span></text:p>
          </table:table-cell>
          <table:table-cell table:style-name="Table1.A3" office:value-type="string">
            <text:p text:style-name="P78"><text:span text:style-name="T21">d</text:span><text:span text:style-name="T3">ir</text:span>:directory to find files to delete</text:p>
            <text:p text:style-name="P78"><text:span text:style-name="T3">list</text:span>:list of files names separated by <text:span text:style-name="T3">,</text:span></text:p>
          </table:table-cell>
          <table:table-cell table:style-name="Table1.A2" office:value-type="string">
            <text:p text:style-name="P40">(<text:span text:style-name="T97">keywords </text:span>for file)</text:p>
            <text:p text:style-name="P40"><text:span text:style-name="T1">(keywords </text:span>for dir)</text:p>
          </table:table-cell>
        </table:table-row>
        <table:table-row>
          <table:table-cell table:style-name="Table1.A3" office:value-type="string">
            <text:p text:style-name="P106"><text:span text:style-name="T3">inputBinning</text:span>:input a binned data (reduce memory)</text:p>
          </table:table-cell>
          <table:table-cell table:style-name="Table1.A3" office:value-type="string">
            <text:p text:style-name="P29"><text:span text:style-name="T3">project</text:span>:name of project name</text:p>
            <text:p text:style-name="P29"><text:span text:style-name="T3">dataset</text:span>:name of dataset name</text:p>
            <text:p text:style-name="P29"><text:span text:style-name="T54">image</text:span>:name of the <text:span text:style-name="T94">image</text:span></text:p>
            <text:p text:style-name="P29"><text:span text:style-name="T3">channel</text:span>:the channel number</text:p>
            <text:p text:style-name="P29"><text:span text:style-name="T3">frame</text:span>:the frame number</text:p>
            <text:p text:style-name="P124"><text:span text:style-name="T3">binningXY</text:span>:binning in XY</text:p>
            <text:p text:style-name="P124"><text:span text:style-name="T3">binningZ</text:span>:binning in Z</text:p>
          </table:table-cell>
          <table:table-cell table:style-name="Table1.A2" office:value-type="string">
            <text:p text:style-name="P33"><text:span text:style-name="T3">project</text:span>:?project?</text:p>
            <text:p text:style-name="P33"><text:span text:style-name="T3">dataset</text:span>: ?dataset?</text:p>
            <text:p text:style-name="P33"><text:span text:style-name="T54">image</text:span>:?<text:span text:style-name="T124">image</text:span>?</text:p>
            <text:p text:style-name="P33"><text:span text:style-name="T3">channel</text:span>:?channel? </text:p>
            <text:p text:style-name="P33"><text:span text:style-name="T3">frame</text:span>:?frame?</text:p>
            <text:p text:style-name="P124"><text:span text:style-name="T3">binningXY</text:span>:1</text:p>
            <text:p text:style-name="P54"><text:span text:style-name="T3">binningZ</text:span>:1</text:p>
          </table:table-cell>
        </table:table-row>
        <table:table-row>
          <table:table-cell table:style-name="Table1.A3" office:value-type="string">
            <text:p text:style-name="P11"><text:span text:style-name="T4">l</text:span><text:span text:style-name="T3">oad</text:span>:<text:span text:style-name="T2">load an image from file</text:span></text:p>
            <text:p text:style-name="P86"/>
          </table:table-cell>
          <table:table-cell table:style-name="Table1.A3" office:value-type="string">
            <text:p text:style-name="P12"><text:span text:style-name="T3">dir</text:span>:directory</text:p>
            <text:p text:style-name="P93"><text:span text:style-name="T5">file</text:span><text:span text:style-name="T1">:file name</text:span><text:span text:style-name="T69">(</text:span><text:span text:style-name="T68">keywords </text:span><text:span text:style-name="T69">for file)</text:span></text:p>
            <text:p text:style-name="P80"><text:span text:style-name="T63">(</text:span><text:span text:style-name="T68">keywords </text:span><text:span text:style-name="T62">for dir)</text:span></text:p>
          </table:table-cell>
          <table:table-cell table:style-name="Table1.A2" office:value-type="string">
            <text:p text:style-name="P40">(<text:span text:style-name="T97">keywords </text:span>for file)</text:p>
            <text:p text:style-name="P80"><text:span text:style-name="T63">(</text:span><text:span text:style-name="T68">keywords </text:span><text:span text:style-name="T62">for dir)</text:span></text:p>
          </table:table-cell>
        </table:table-row>
        <table:table-row>
          <table:table-cell table:style-name="Table1.A3" office:value-type="string">
            <text:p text:style-name="P17"><text:span text:style-name="T4">l</text:span><text:span text:style-name="T3">oad</text:span><text:span text:style-name="T32">OMERO</text:span>:<text:span text:style-name="T2">load a hyperstack image from OMERO</text:span></text:p>
            <text:p text:style-name="P125">(use <text:span text:style-name="T103">with caution</text:span>)</text:p>
          </table:table-cell>
          <table:table-cell table:style-name="Table1.A3" office:value-type="string">
            <text:p text:style-name="P27"><text:span text:style-name="T3">project</text:span>:name of project name</text:p>
            <text:p text:style-name="P27"><text:span text:style-name="T3">dataset</text:span>:name of dataset name</text:p>
            <text:p text:style-name="P27"><text:span text:style-name="T54">image</text:span>:name of the <text:span text:style-name="T94">image</text:span></text:p>
            <text:p text:style-name="P27"><text:span text:style-name="T3">channel</text:span><text:span text:style-name="T32">s</text:span>:the channel<text:span text:style-name="T102">s to load (c0-c1)</text:span></text:p>
            <text:p text:style-name="P28"><text:span text:style-name="T3">frame</text:span><text:span text:style-name="T32">s</text:span>:the frame<text:span text:style-name="T102">s to load</text:span> <text:span text:style-name="T102">(t0-t1)</text:span></text:p>
            <text:p text:style-name="P28"><text:soft-page-break/><text:span text:style-name="T70">(you can use </text:span><text:span text:style-name="T33">all</text:span><text:span text:style-name="T70"> to specify all channels or all frames)</text:span></text:p>
          </table:table-cell>
          <table:table-cell table:style-name="Table1.A2" office:value-type="string">
            <text:p text:style-name="P31"><text:span text:style-name="T3">project</text:span>:?project?</text:p>
            <text:p text:style-name="P31"><text:span text:style-name="T3">dataset</text:span>: ?dataset?</text:p>
            <text:p text:style-name="P31"><text:span text:style-name="T54">image</text:span>:?<text:span text:style-name="T124">image</text:span>?</text:p>
            <text:p text:style-name="P31"><text:span text:style-name="T3">channel</text:span><text:span text:style-name="T32">s</text:span>:<text:span text:style-name="T103">1</text:span> </text:p>
            <text:p text:style-name="P31"><text:span text:style-name="T3">frame</text:span><text:span text:style-name="T39">s</text:span>:<text:span text:style-name="T103">1</text:span></text:p>
            <text:p text:style-name="P59"><text:soft-page-break/>Channel and frame number start at 1</text:p>
          </table:table-cell>
        </table:table-row>
        <table:table-row>
          <table:table-cell table:style-name="Table1.A3" office:value-type="string">
            <text:p text:style-name="P105"><text:span text:style-name="T3">mergeChannels</text:span>: merge <text:span text:style-name="T116">color </text:span>channels</text:p>
          </table:table-cell>
          <table:table-cell table:style-name="Table1.A3" office:value-type="string">
            <text:p text:style-name="P105"><text:span text:style-name="T3">dir</text:span>:directory <text:span text:style-name="T116">for the</text:span> files <text:span text:style-name="T116">to merge</text:span></text:p>
            <text:p text:style-name="P105"><text:span text:style-name="T3">list</text:span>: <text:span text:style-name="T116">list</text:span> of files to merge</text:p>
            <text:p text:style-name="P105"><text:span text:style-name="T3">rgb</text:span>: rgb mode (yes) or composite mode (no)</text:p>
          </table:table-cell>
          <table:table-cell table:style-name="Table1.A2" office:value-type="string">
            <text:p text:style-name="P36"><text:span text:style-name="T1">(keywords </text:span>for dir)</text:p>
            <text:p text:style-name="P36">(<text:span text:style-name="T97">keywords </text:span>for file)</text:p>
            <text:p text:style-name="P55"><text:span text:style-name="T3">rgb</text:span>:no</text:p>
          </table:table-cell>
        </table:table-row>
        <table:table-row>
          <table:table-cell table:style-name="Table1.A3" office:value-type="string">
            <text:p text:style-name="P97"><text:span text:style-name="T3">noInput</text:span>:to use when no specific input is required as first module</text:p>
          </table:table-cell>
          <table:table-cell table:style-name="Table1.A3" office:value-type="string">
            <text:p text:style-name="P100">No parameters</text:p>
          </table:table-cell>
          <table:table-cell table:style-name="Table1.A2" office:value-type="string">
            <text:p text:style-name="P72"/>
          </table:table-cell>
        </table:table-row>
        <table:table-row>
          <table:table-cell table:style-name="Table1.A3" office:value-type="string">
            <text:p text:style-name="P85"><text:span text:style-name="T4">s</text:span><text:span text:style-name="T5">ave</text:span><text:span text:style-name="T1">:save an image as a file</text:span></text:p>
          </table:table-cell>
          <table:table-cell table:style-name="Table1.A3" office:value-type="string">
            <text:p text:style-name="P12"><text:span text:style-name="T3">dir</text:span>:directory</text:p>
            <text:p text:style-name="P69"><text:span text:style-name="T5">file</text:span><text:span text:style-name="T1">:file name</text:span></text:p>
            <text:p text:style-name="P25"><text:span text:style-name="T3">format</text:span>:file format to save</text:p>
          </table:table-cell>
          <table:table-cell table:style-name="Table1.A2" office:value-type="string">
            <text:p text:style-name="P34">(<text:span text:style-name="T97">keywords </text:span>for file)</text:p>
            <text:p text:style-name="P79"><text:span text:style-name="T63">(</text:span><text:span text:style-name="T68">keywords </text:span><text:span text:style-name="T62">for dir)</text:span></text:p>
            <text:p text:style-name="P25"><text:span text:style-name="T3">format:tif</text:span><text:span text:style-name="T62"> </text:span><text:span text:style-name="T66">by default, else can be </text:span><text:span text:style-name="T15">zip</text:span></text:p>
          </table:table-cell>
        </table:table-row>
        <table:table-row>
          <table:table-cell table:style-name="Table1.A3" office:value-type="string">
            <text:p text:style-name="P128"><text:span text:style-name="T3">sequence</text:span>: open a stack as sequence of 2D images</text:p>
          </table:table-cell>
          <table:table-cell table:style-name="Table1.A3" office:value-type="string">
            <text:p text:style-name="P128"><text:span text:style-name="T3">dir</text:span>: directory containing the files</text:p>
            <text:p text:style-name="P128"><text:span text:style-name="T3">filename</text:span>: pattern that file names should contain (or * for all files)</text:p>
            <text:p text:style-name="P128"><text:span text:style-name="T3">dimension</text:span>: Z (or T)</text:p>
          </table:table-cell>
          <table:table-cell table:style-name="Table1.A2" office:value-type="string">
            <text:p text:style-name="P41"><text:span text:style-name="T1">(keywords </text:span>for dir)</text:p>
            <text:p text:style-name="P60"><text:span text:style-name="T3">filename</text:span>:*</text:p>
            <text:p text:style-name="P60"><text:span text:style-name="T3">dimension</text:span>:Z</text:p>
          </table:table-cell>
        </table:table-row>
        <table:table-row>
          <table:table-cell table:style-name="Table1.A3" office:value-type="string">
            <text:p text:style-name="P71">test:<text:span text:style-name="T62">create a image with random noise</text:span></text:p>
          </table:table-cell>
          <table:table-cell table:style-name="Table1.A3" office:value-type="string">
            <text:p text:style-name="P94"><text:span text:style-name="T3">3D</text:span>:creates 3D image </text:p>
          </table:table-cell>
          <table:table-cell table:style-name="Table1.A2" office:value-type="string">
            <text:p text:style-name="P165"><text:span text:style-name="T3">3D</text:span>:<text:span text:style-name="T3">no</text:span> (will create a 2D image by default, use <text:span text:style-name="T3">yes</text:span> for a 3D image)</text:p>
          </table:table-cell>
        </table:table-row>
        <table:table-row>
          <table:table-cell table:style-name="Table1.A2" table:number-columns-spanned="3" office:value-type="string">
            <text:p text:style-name="P129">Calibration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21"><text:span text:style-name="T50">calibration</text:span><text:span text:style-name="T47">LoadAndApply</text:span>:<text:span text:style-name="T126">load a calibration and apply it to</text:span> the image (will update on OMERO if OMERO is used)</text:p>
          </table:table-cell>
          <table:table-cell table:style-name="Table1.A3" office:value-type="string">
            <text:p text:style-name="P120"><text:span text:style-name="T3">scaleXY</text:span>:pixel size in XY</text:p>
            <text:p text:style-name="P120"><text:span text:style-name="T3">scaleZ</text:span>:pixel size in Z</text:p>
          </table:table-cell>
          <table:table-cell table:style-name="Table1.A2" office:value-type="string">
            <text:p text:style-name="P52"><text:span text:style-name="T3">scaleXY</text:span>:1</text:p>
            <text:p text:style-name="P52"><text:span text:style-name="T3">scaleZ</text:span>:1</text:p>
            <text:p text:style-name="P52"/>
          </table:table-cell>
        </table:table-row>
        <table:table-row>
          <table:table-cell table:style-name="Table1.A3" office:value-type="string">
            <text:p text:style-name="P122"><text:span text:style-name="T50">calibration</text:span><text:span text:style-name="T47">Save</text:span>:set the scale of the image (will update on OMERO if OMERO is used)</text:p>
          </table:table-cell>
          <table:table-cell table:style-name="Table1.A3" office:value-type="string">
            <text:p text:style-name="P120"><text:span text:style-name="T3">scaleXY</text:span>:pixel size in XY</text:p>
            <text:p text:style-name="P120"><text:span text:style-name="T3">scaleZ</text:span>:pixel size in Z</text:p>
          </table:table-cell>
          <table:table-cell table:style-name="Table1.A2" office:value-type="string">
            <text:p text:style-name="P52"><text:span text:style-name="T3">scaleXY</text:span>:1</text:p>
            <text:p text:style-name="P52"><text:span text:style-name="T3">scaleZ</text:span>:1</text:p>
            <text:p text:style-name="P52"/>
          </table:table-cell>
        </table:table-row>
        <table:table-row>
          <table:table-cell table:style-name="Table1.A3" office:value-type="string">
            <text:p text:style-name="P122"><text:span text:style-name="T50">calibration</text:span><text:span text:style-name="T47">Set</text:span>:set the scale of the image (will update on OMERO if OMERO is used)</text:p>
          </table:table-cell>
          <table:table-cell table:style-name="Table1.A3" office:value-type="string">
            <text:p text:style-name="P120"><text:span text:style-name="T3">scaleXY</text:span>:pixel size in XY</text:p>
            <text:p text:style-name="P120"><text:span text:style-name="T3">scaleZ</text:span>:pixel size in Z</text:p>
          </table:table-cell>
          <table:table-cell table:style-name="Table1.A2" office:value-type="string">
            <text:p text:style-name="P52"><text:span text:style-name="T3">scaleXY</text:span>:1</text:p>
            <text:p text:style-name="P52"><text:span text:style-name="T3">scaleZ</text:span>:1</text:p>
            <text:p text:style-name="P52"/>
          </table:table-cell>
        </table:table-row>
        <table:table-row>
          <table:table-cell table:style-name="Table1.A2" table:number-columns-spanned="3" office:value-type="string">
            <text:p text:style-name="P89">Processing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77"><text:span text:style-name="T3">crop</text:span>:crop the image using a Roi</text:p>
          </table:table-cell>
          <table:table-cell table:style-name="Table1.A3" office:value-type="string">
            <text:p text:style-name="P78"><text:span text:style-name="T3">dir</text:span>:directory of the roi</text:p>
            <text:p text:style-name="P78"><text:span text:style-name="T3">file</text:span>:name of the roi file</text:p>
          </table:table-cell>
          <table:table-cell table:style-name="Table1.A2" office:value-type="string">
            <text:p text:style-name="P94">Will use ImageJ roi file</text:p>
          </table:table-cell>
        </table:table-row>
        <table:table-row>
          <table:table-cell table:style-name="Table1.A3" office:value-type="string">
            <text:p text:style-name="P91"><text:span text:style-name="T80">cropZ</text:span><text:span text:style-name="T79">:crop the image in the Z </text:span><text:span text:style-name="T81">dimension</text:span></text:p>
          </table:table-cell>
          <table:table-cell table:style-name="Table1.A3" office:value-type="string">
            <text:p text:style-name="P94"><text:span text:style-name="T3">zMin</text:span>:slice number for first z</text:p>
            <text:p text:style-name="P94"><text:span text:style-name="T3">zMax</text:span>:slice number for last z</text:p>
          </table:table-cell>
          <table:table-cell table:style-name="Table1.A2" office:value-type="string">
            <text:p text:style-name="P94">Slice numbering starts at 0</text:p>
          </table:table-cell>
        </table:table-row>
        <table:table-row>
          <table:table-cell table:style-name="Table1.A3" office:value-type="string">
            <text:p text:style-name="P98"><text:span text:style-name="T48">invert</text:span><text:span text:style-name="T3">:</text:span><text:span text:style-name="T73">invert gray values</text:span></text:p>
          </table:table-cell>
          <table:table-cell table:style-name="Table1.A3" office:value-type="string">
            <text:p text:style-name="P101">No parameters</text:p>
          </table:table-cell>
          <table:table-cell table:style-name="Table1.A2" office:value-type="string">
            <text:p text:style-name="P163"/>
          </table:table-cell>
        </table:table-row>
        <table:table-row>
          <table:table-cell table:style-name="Table1.A3" office:value-type="string">
            <text:p text:style-name="P97"><text:span text:style-name="T3">math</text:span>:arithmetic operation between images</text:p>
          </table:table-cell>
          <table:table-cell table:style-name="Table1.A3" office:value-type="string">
            <text:p text:style-name="P76"><text:span text:style-name="T3">dir</text:span>:<text:span text:style-name="T1">directory for the other image</text:span></text:p>
            <text:p text:style-name="P99"><text:span text:style-name="T36">file</text:span><text:span text:style-name="T104">: file name for the other image</text:span></text:p>
            <text:p text:style-name="P100"><text:span text:style-name="T3">operation</text:span>:arithmetic operation to perform</text:p>
            <text:p text:style-name="P100"><text:span text:style-name="T3">coef0</text:span>:coefficient to apply for first (current image)</text:p>
            <text:p text:style-name="P100"><text:span text:style-name="T3">coef1</text:span>:coefficient to apply for second (other image)</text:p>
          </table:table-cell>
          <table:table-cell table:style-name="Table1.A2" office:value-type="string">
            <text:p text:style-name="P100"><text:span text:style-name="T3">coef0</text:span>: 1</text:p>
            <text:p text:style-name="P100"><text:span text:style-name="T3">coef1</text:span>: 1</text:p>
            <text:p text:style-name="P100">The available operations are : <text:span text:style-name="T3">add</text:span>, <text:span text:style-name="T3">mult</text:span>, <text:span text:style-name="T3">max</text:span>, <text:span text:style-name="T3">min</text:span> and <text:span text:style-name="T3">diff</text:span></text:p>
            <text:p text:style-name="P56">A subtraction will be <text:soft-page-break/>performed with <text:span text:style-name="T3">add</text:span> and coefficient -1</text:p>
          </table:table-cell>
        </table:table-row>
        <table:table-row>
          <table:table-cell table:style-name="Table1.A3" office:value-type="string">
            <text:p text:style-name="P119"><text:span text:style-name="T3">normalise</text:span>:normalise intensity values</text:p>
          </table:table-cell>
          <table:table-cell table:style-name="Table1.A3" office:value-type="string">
            <text:p text:style-name="P119"><text:span text:style-name="T3">mean</text:span>:new mean value</text:p>
            <text:p text:style-name="P119"><text:span text:style-name="T3">sd</text:span>:new standard deviation value</text:p>
          </table:table-cell>
          <table:table-cell table:style-name="Table1.A2" office:value-type="string">
            <text:p text:style-name="P164"><text:span text:style-name="T3">mean</text:span>:128</text:p>
            <text:p text:style-name="P164"><text:span text:style-name="T3">sd</text:span>:32</text:p>
          </table:table-cell>
        </table:table-row>
        <table:table-row>
          <table:table-cell table:style-name="Table1.A3" office:value-type="string">
            <text:p text:style-name="P87"><text:span text:style-name="T3">project</text:span>:project in Z a 3D image</text:p>
          </table:table-cell>
          <table:table-cell table:style-name="Table1.A3" office:value-type="string">
            <text:p text:style-name="P100">No parameters</text:p>
          </table:table-cell>
          <table:table-cell table:style-name="Table1.A2" office:value-type="string">
            <text:p text:style-name="P94">Will perform maximum projection</text:p>
          </table:table-cell>
        </table:table-row>
        <table:table-row>
          <table:table-cell table:style-name="Table1.A3" office:value-type="string">
            <text:p text:style-name="P19"><text:span text:style-name="T3">scale</text:span>:scale a image</text:p>
          </table:table-cell>
          <table:table-cell table:style-name="Table1.A3" office:value-type="string">
            <text:p text:style-name="Table_20_Contents"><text:span text:style-name="T3">scalex</text:span>:<text:span text:style-name="T2">the scale ratio in X</text:span></text:p>
            <text:p text:style-name="P72"><text:span text:style-name="T3">scaley</text:span>:<text:span text:style-name="T2">the scale ratio in Y</text:span></text:p>
            <text:p text:style-name="P72"><text:span text:style-name="T3">scalez</text:span>:<text:span text:style-name="T2">the scale ratio in Z</text:span></text:p>
            <text:p text:style-name="P81"><text:span text:style-name="T3">normalise</text:span>:normalise the Z dimension (will override <text:span text:style-name="T3">scalez</text:span>)</text:p>
          </table:table-cell>
          <table:table-cell table:style-name="Table1.A2" office:value-type="string">
            <text:p text:style-name="P73"><text:span text:style-name="T3">scalex</text:span>:1</text:p>
            <text:p text:style-name="P73"><text:span text:style-name="T3">scaley</text:span>:1</text:p>
            <text:p text:style-name="P73"><text:span text:style-name="T3">scalez</text:span>:1</text:p>
            <text:p text:style-name="P81"><text:span text:style-name="T3">normalise</text:span>:<text:span text:style-name="T3">no</text:span> (put “<text:span text:style-name="T3">yes</text:span>” to normalise)</text:p>
          </table:table-cell>
        </table:table-row>
        <table:table-row>
          <table:table-cell table:style-name="Table1.A2" table:number-columns-spanned="3" office:value-type="string">
            <text:p text:style-name="P90">Filtering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20"><text:span text:style-name="T3">filters</text:span>:<text:span text:style-name="T55">filter an image (2D and 3D version)</text:span></text:p>
          </table:table-cell>
          <table:table-cell table:style-name="Table1.A3" office:value-type="string">
            <text:p text:style-name="Table_20_Contents"><text:span text:style-name="T3">radx</text:span><text:span text:style-name="T34">y</text:span>:<text:span text:style-name="T55">the radius of filtering in X-Y</text:span></text:p>
            <text:p text:style-name="P74"><text:span text:style-name="T3">radz</text:span>:<text:span text:style-name="T55">the radius of filtering in Z</text:span></text:p>
            <text:p text:style-name="Table_20_Contents"><text:span text:style-name="T3">filter</text:span>:<text:span text:style-name="T55">the filter to apply</text:span></text:p>
          </table:table-cell>
          <table:table-cell table:style-name="Table1.A2" office:value-type="string">
            <text:p text:style-name="P118"><text:span text:style-name="T3">radxy</text:span>:2</text:p>
            <text:p text:style-name="P118"><text:span text:style-name="T3">radz</text:span>:0</text:p>
            <text:p text:style-name="P24">Available <text:span text:style-name="T15">filter</text:span><text:span text:style-name="T88"> parameter values</text:span> are : <text:span text:style-name="T3">median</text:span>, <text:span text:style-name="T3">mean</text:span>, <text:span text:style-name="T3">tophat, open, </text:span><text:span text:style-name="T25">close, min and max</text:span></text:p>
          </table:table-cell>
        </table:table-row>
        <table:table-row>
          <table:table-cell table:style-name="Table1.A3" office:value-type="string">
            <text:p text:style-name="P20"><text:span text:style-name="T3">filters</text:span><text:span text:style-name="T49">CLIJ</text:span>:<text:span text:style-name="T55">filter an image (2D and 3D version)</text:span></text:p>
          </table:table-cell>
          <table:table-cell table:style-name="Table1.A3" office:value-type="string">
            <text:p text:style-name="Table_20_Contents"><text:span text:style-name="T3">radx</text:span><text:span text:style-name="T34">y</text:span>:<text:span text:style-name="T55">the radius of filtering in X-Y</text:span></text:p>
            <text:p text:style-name="P74"><text:span text:style-name="T3">radz</text:span>:<text:span text:style-name="T55">the radius of filtering in Z</text:span></text:p>
            <text:p text:style-name="Table_20_Contents"><text:span text:style-name="T3">filter</text:span>:<text:span text:style-name="T55">the filter to apply</text:span></text:p>
          </table:table-cell>
          <table:table-cell table:style-name="Table1.A2" office:value-type="string">
            <text:p text:style-name="P118"><text:span text:style-name="T3">radxy</text:span>:2</text:p>
            <text:p text:style-name="P118"><text:span text:style-name="T3">radz</text:span>:0</text:p>
            <text:p text:style-name="P24">Available <text:span text:style-name="T15">filter</text:span><text:span text:style-name="T88"> parameter values</text:span> are : <text:span text:style-name="T3">median</text:span>, <text:span text:style-name="T3">mean</text:span>, <text:span text:style-name="T3">tophat, open, </text:span><text:span text:style-name="T25">close, min and max</text:span></text:p>
          </table:table-cell>
        </table:table-row>
        <table:table-row>
          <table:table-cell table:style-name="Table1.A3" office:value-type="string">
            <text:p text:style-name="P114"><text:span text:style-name="T3">rollingBall</text:span>:applies the rolling ball algorithm from ImageJ (2D)</text:p>
          </table:table-cell>
          <table:table-cell table:style-name="Table1.A3" office:value-type="string">
            <text:p text:style-name="P114"><text:span text:style-name="T3">radius</text:span>:radius of the rolling ball</text:p>
            <text:p text:style-name="P114"><text:span text:style-name="T3">dark</text:span>:dark (yes) or light (no) background</text:p>
            <text:p text:style-name="P114"/>
          </table:table-cell>
          <table:table-cell table:style-name="Table1.A2" office:value-type="string">
            <text:p text:style-name="P114"><text:span text:style-name="T3">radius</text:span>:50</text:p>
            <text:p text:style-name="P114"><text:span text:style-name="T3">dark</text:span>:50</text:p>
          </table:table-cell>
        </table:table-row>
        <table:table-row>
          <table:table-cell table:style-name="Table1.A2" table:number-columns-spanned="3" office:value-type="string">
            <text:p text:style-name="P126"><text:span text:style-name="T120">Threshold</text:span> 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23"><text:span text:style-name="T23">autoT</text:span><text:span text:style-name="T3">hreshold</text:span>:threshold an image <text:span text:style-name="T92">using automatic threshold</text:span></text:p>
          </table:table-cell>
          <table:table-cell table:style-name="Table1.A3" office:value-type="string">
            <text:p text:style-name="P127"><text:span text:style-name="T3">method</text:span>: the method to use (based on IJ automatic threshold)</text:p>
            <text:p text:style-name="P95"><text:span text:style-name="T3">dark</text:span>:for dark background</text:p>
          </table:table-cell>
          <table:table-cell table:style-name="Table1.A2" office:value-type="string">
            <text:p text:style-name="P127"><text:span text:style-name="T26">m</text:span><text:span text:style-name="T3">ethod</text:span> can be one of the following : <text:span text:style-name="T3">Isodata</text:span>, <text:span text:style-name="T3">Otsu</text:span>, <text:span text:style-name="T3">Intermodes</text:span>, <text:span text:style-name="T3">Yen</text:span>, <text:span text:style-name="T3">Triangle</text:span>, <text:span text:style-name="T3">Mean</text:span>, <text:span text:style-name="T3">Huang</text:span>, <text:span text:style-name="T3">IJ_Isodata</text:span></text:p>
            <text:p text:style-name="P57"><text:span text:style-name="T3">dark</text:span> is <text:span text:style-name="T3">yes</text:span> by default, set it to <text:span text:style-name="T3">no</text:span> for light background</text:p>
          </table:table-cell>
        </table:table-row>
        <table:table-row>
          <table:table-cell table:style-name="Table1.A3" office:value-type="string">
            <text:p text:style-name="P21"><text:span text:style-name="T3">threshold</text:span>:threshold an image <text:span text:style-name="T57">(creates binary image)</text:span></text:p>
          </table:table-cell>
          <table:table-cell table:style-name="Table1.A3" office:value-type="string">
            <text:p text:style-name="Table_20_Contents"><text:span text:style-name="T3">value</text:span>:<text:span text:style-name="T56">the thresholding value (for bright pixels)</text:span></text:p>
          </table:table-cell>
          <table:table-cell table:style-name="Table1.A2" office:value-type="string">
            <text:p text:style-name="P82"/>
          </table:table-cell>
        </table:table-row>
        <table:table-row>
          <table:table-cell table:style-name="Table1.A3" office:value-type="string">
            <text:p text:style-name="P22"><text:span text:style-name="T3">percentileThreshold:</text:span><text:span text:style-name="T71">perform thresholding based on percentage of brightest pixels</text:span></text:p>
          </table:table-cell>
          <table:table-cell table:style-name="Table1.A3" office:value-type="string">
            <text:p text:style-name="P109"><text:span text:style-name="T3">percentile</text:span>:percentile value between 0 and 1 (for <text:span text:style-name="T110">instance</text:span> 0.<text:span text:style-name="T110">0</text:span>5 will compute the threshold for 95% <text:span text:style-name="T110">of the pixels, </text:span><text:span text:style-name="T111">i.e</text:span><text:span text:style-name="T110"> 5% of the brightest pixels)</text:span></text:p>
          </table:table-cell>
          <table:table-cell table:style-name="Table1.A2" office:value-type="string">
            <text:p text:style-name="P92"/>
          </table:table-cell>
        </table:table-row>
        <text:soft-page-break/>
        <table:table-row>
          <table:table-cell table:style-name="Table1.A2" table:number-columns-spanned="3" office:value-type="string">
            <text:p text:style-name="P61"><text:span text:style-name="T120">Threshold / </text:span><text:span text:style-name="T121">Segment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92"><text:span text:style-name="T3">hysteresis</text:span>:<text:span text:style-name="T118">perform</text:span> a hysteresis threshloding</text:p>
          </table:table-cell>
          <table:table-cell table:style-name="Table1.A3" office:value-type="string">
            <text:p text:style-name="P95"><text:span text:style-name="T30">m</text:span><text:span text:style-name="T3">in</text:span><text:span text:style-name="T30">Value</text:span>:low threshold value</text:p>
            <text:p text:style-name="P95"><text:span text:style-name="T30">maxValue</text:span>:high threshold value</text:p>
            <text:p text:style-name="P95"><text:span text:style-name="T31">labeling</text:span>:also labels the image</text:p>
          </table:table-cell>
          <table:table-cell table:style-name="Table1.A2" office:value-type="string">
            <text:p text:style-name="P92">Keep objects thresholded with low threshold but containing values with high threshold)</text:p>
            <text:p text:style-name="P95"><text:span text:style-name="T31">labeling</text:span>:<text:span text:style-name="T3">no</text:span> (will create a binary image, set to <text:span text:style-name="T3">yes</text:span> to create a labelled image)</text:p>
          </table:table-cell>
        </table:table-row>
        <table:table-row>
          <table:table-cell table:style-name="Table1.A3" office:value-type="string">
            <text:p text:style-name="P134"><text:span text:style-name="T44">iterative</text:span>:iterative thresholding, detect objects using multiple thresholds, <text:span text:style-name="T122">based on compactness criteria</text:span></text:p>
          </table:table-cell>
          <table:table-cell table:style-name="Table1.A3" office:value-type="string">
            <text:p text:style-name="P135"><text:span text:style-name="T3">min</text:span><text:span text:style-name="T16">V</text:span><text:span text:style-name="T3">olume</text:span>:minimum volume for objects</text:p>
            <text:p text:style-name="P135"><text:span text:style-name="T3">max</text:span><text:span text:style-name="T16">V</text:span><text:span text:style-name="T3">olume</text:span>:maximum volume for objects</text:p>
            <text:p text:style-name="P134"><text:span text:style-name="T3">minThreshold</text:span>:minimum threshold </text:p>
          </table:table-cell>
          <table:table-cell table:style-name="Table1.A2" office:value-type="string">
            <text:p text:style-name="P135"><text:span text:style-name="T3">min</text:span><text:span text:style-name="T18">V</text:span><text:span text:style-name="T3">olume</text:span>:<text:span text:style-name="T89">10</text:span>0</text:p>
            <text:p text:style-name="P135"><text:span text:style-name="T3">max</text:span><text:span text:style-name="T18">V</text:span><text:span text:style-name="T3">olume</text:span>:</text:p>
            <text:p text:style-name="P135">-<text:span text:style-name="T101">1 (no maximum limit)</text:span></text:p>
            <text:p text:style-name="P134"><text:span text:style-name="T3">minThreshold</text:span><text:span text:style-name="T62">:0</text:span></text:p>
          </table:table-cell>
        </table:table-row>
        <table:table-row>
          <table:table-cell table:style-name="Table1.A3" office:value-type="string">
            <text:p text:style-name="P3"><text:span text:style-name="T3">label</text:span>:label a <text:span text:style-name="T96">binary</text:span> image <text:span text:style-name="T96">and </text:span>detect individuals objects</text:p>
          </table:table-cell>
          <table:table-cell table:style-name="Table1.A3" office:value-type="string">
            <text:p text:style-name="P136"><text:span text:style-name="T3">min</text:span><text:span text:style-name="T16">V</text:span><text:span text:style-name="T3">olume</text:span>:minimum volume for objects</text:p>
            <text:p text:style-name="P136"><text:span text:style-name="T3">max</text:span><text:span text:style-name="T16">V</text:span><text:span text:style-name="T3">olume</text:span>:maximum volume for objects</text:p>
            <text:p text:style-name="P137"><text:span text:style-name="T3">unit</text:span>: yes if volume in unit, else in voxels</text:p>
          </table:table-cell>
          <table:table-cell table:style-name="Table1.A2" office:value-type="string">
            <text:p text:style-name="P136"><text:span text:style-name="T3">min</text:span><text:span text:style-name="T18">V</text:span><text:span text:style-name="T3">olume</text:span>:0</text:p>
            <text:p text:style-name="P136"><text:span text:style-name="T3">max</text:span><text:span text:style-name="T18">V</text:span><text:span text:style-name="T3">olume</text:span>:</text:p>
            <text:p text:style-name="P136">-<text:span text:style-name="T99">1 (no limit on max volume)</text:span></text:p>
            <text:p text:style-name="P137"><text:span text:style-name="T3">unit</text:span>:no (voxels by default)</text:p>
          </table:table-cell>
        </table:table-row>
        <table:table-row>
          <table:table-cell table:style-name="Table1.A3" office:value-type="string">
            <text:p text:style-name="P97"><text:span text:style-name="T3">watershed</text:span>:performs watershed segmentation</text:p>
          </table:table-cell>
          <table:table-cell table:style-name="Table1.A3" office:value-type="string">
            <text:p text:style-name="P100"><text:span text:style-name="T3">seedsRadius</text:span>: radius in X-Y-Z to compute seeds (in pixels)</text:p>
            <text:p text:style-name="P100"><text:span text:style-name="T3">seedsThreshold</text:span>:minimum value to be considered as seeds</text:p>
            <text:p text:style-name="P100"><text:span text:style-name="T3">signalThreshold</text:span>:minimum value for signal</text:p>
          </table:table-cell>
          <table:table-cell table:style-name="Table1.A2" office:value-type="string">
            <text:p text:style-name="P100">Will compute local maxima and use them as seeds for watershed</text:p>
          </table:table-cell>
        </table:table-row>
        <table:table-row>
          <table:table-cell table:style-name="Table1.A2" table:number-columns-spanned="3" office:value-type="string">
            <text:p text:style-name="P130">Post-processing / mathematical morphology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87"><text:span text:style-name="T35">b</text:span><text:span text:style-name="T3">iggest</text:span>:keep only <text:span text:style-name="T98">the </text:span>biggest object from labelled image</text:p>
          </table:table-cell>
          <table:table-cell table:style-name="Table1.A3" office:value-type="string">
            <text:p text:style-name="P103">No parameters</text:p>
          </table:table-cell>
          <table:table-cell table:style-name="Table1.A2" office:value-type="string">
            <text:p text:style-name="P48"/>
          </table:table-cell>
        </table:table-row>
        <table:table-row>
          <table:table-cell table:style-name="Table1.A3" office:value-type="string">
            <text:p text:style-name="P88"><text:span text:style-name="T3">closeLabels</text:span>: performs closing <text:s/>on labelled objects</text:p>
          </table:table-cell>
          <table:table-cell table:style-name="Table1.A3" office:value-type="string">
            <text:p text:style-name="P160"><text:span text:style-name="T3">radx</text:span><text:span text:style-name="T34">y</text:span>:<text:span text:style-name="T55">the radius of filtering in X-Y</text:span></text:p>
            <text:p text:style-name="P104"><text:span text:style-name="T3">radz</text:span>:<text:span text:style-name="T55">the radius of filtering in Z</text:span></text:p>
          </table:table-cell>
          <table:table-cell table:style-name="Table1.A2" office:value-type="string">
            <text:p text:style-name="P68"><text:span text:style-name="T3">radxy</text:span>:5</text:p>
            <text:p text:style-name="P68"><text:span text:style-name="T3">radz</text:span>:0</text:p>
          </table:table-cell>
        </table:table-row>
        <table:table-row>
          <table:table-cell table:style-name="Table1.A3" office:value-type="string">
            <text:p text:style-name="P113"><text:span text:style-name="T3">excludeEdges</text:span>:exclude labeled objects touching edges in XY and Z</text:p>
          </table:table-cell>
          <table:table-cell table:style-name="Table1.A3" office:value-type="string">
            <text:p text:style-name="P113"><text:span text:style-name="T3">excludeZ</text:span>:exclude objects touching edges in Z </text:p>
          </table:table-cell>
          <table:table-cell table:style-name="Table1.A2" office:value-type="string">
            <text:p text:style-name="P113"><text:span text:style-name="T3">excludeZ</text:span>:no (only exclude in XY by default)</text:p>
          </table:table-cell>
        </table:table-row>
        <table:table-row>
          <table:table-cell table:style-name="Table1.A3" office:value-type="string">
            <text:p text:style-name="P138"><text:span text:style-name="T3">fillHoles</text:span> : fills holes in images using ImageJ algorithm (2D)</text:p>
          </table:table-cell>
          <table:table-cell table:style-name="Table1.A3" office:value-type="string">
            <text:p text:style-name="P101">No parameters</text:p>
          </table:table-cell>
          <table:table-cell table:style-name="Table1.A2" office:value-type="string">
            <text:p text:style-name="P113"/>
          </table:table-cell>
        </table:table-row>
        <table:table-row>
          <table:table-cell table:style-name="Table1.A3" office:value-type="string">
            <text:p text:style-name="P141"><text:span text:style-name="T3">filterObjects</text:span>:<text:span text:style-name="T91">filter objects in a labelled image</text:span></text:p>
          </table:table-cell>
          <table:table-cell table:style-name="Table1.A3" office:value-type="string">
            <text:p text:style-name="P140"><text:span text:style-name="T20">minValue</text:span>:<text:span text:style-name="T91">minimum value </text:span></text:p>
            <text:p text:style-name="P139"><text:span text:style-name="T20">maxValue</text:span><text:span text:style-name="T82">:maximum value</text:span></text:p>
            <text:p text:style-name="P140"><text:span text:style-name="T3">descriptor</text:span>:the descriptor to use for <text:span text:style-name="T91">filtering (</text:span><text:span text:style-name="T20">volume</text:span><text:span text:style-name="T91">, </text:span><text:span text:style-name="T20">compactness</text:span><text:span text:style-name="T91">, </text:span><text:span text:style-name="T20">elongation</text:span><text:span text:style-name="T91">, </text:span><text:span text:style-name="T20">compactnessDiscrete</text:span><text:span text:style-name="T91">)</text:span></text:p>
          </table:table-cell>
          <table:table-cell table:style-name="Table1.A2" office:value-type="string">
            <text:p text:style-name="P62"><text:span text:style-name="T86">min</text:span><text:span text:style-name="T85">Value:</text:span><text:span text:style-name="T86">0</text:span></text:p>
            <text:p text:style-name="P63"><text:span text:style-name="T86">m</text:span><text:span text:style-name="T85">axValue:</text:span><text:span text:style-name="T86">1</text:span></text:p>
            <text:p text:style-name="P63"><text:span text:style-name="T84">O</text:span><text:span text:style-name="T83">bjects not within the defined range will be deleted from labelled image</text:span></text:p>
          </table:table-cell>
        </table:table-row>
        <table:table-row>
          <table:table-cell table:style-name="Table1.A3" office:value-type="string">
            <text:p text:style-name="P97"><text:span text:style-name="T51">separate2D</text:span>:performs ImageJ binary watershed (to separate touching objects)</text:p>
          </table:table-cell>
          <table:table-cell table:style-name="Table1.A3" office:value-type="string">
            <text:p text:style-name="P100">No parameters</text:p>
          </table:table-cell>
          <table:table-cell table:style-name="Table1.A2" office:value-type="string">
            <text:p text:style-name="P24"/>
          </table:table-cell>
        </table:table-row>
        <text:soft-page-break/>
        <table:table-row>
          <table:table-cell table:style-name="Table1.A2" table:number-columns-spanned="3" office:value-type="string">
            <text:p text:style-name="P131">Analysis / Measurement 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97"><text:span text:style-name="T3">analyzeParticles</text:span>:performs the analyzeParticles function from ImageJ (labelling + measurements)</text:p>
          </table:table-cell>
          <table:table-cell table:style-name="Table1.A3" office:value-type="string">
            <text:p text:style-name="P144"><text:span text:style-name="T3">minSize</text:span>:minimum size for particles</text:p>
            <text:p text:style-name="P144"><text:span text:style-name="T3">maxSize</text:span>:maximum size for particles</text:p>
            <text:p text:style-name="P144"><text:span text:style-name="T3">unit</text:span>:yes/<text:span text:style-name="T106">no</text:span> if size in unit </text:p>
            <text:p text:style-name="P144"><text:span text:style-name="T3">minCirc</text:span>:minimum circularity</text:p>
            <text:p text:style-name="P144"><text:span text:style-name="T3">maxCirc</text:span>:maximum circularity</text:p>
            <text:p text:style-name="P144"><text:span text:style-name="T3">excludeEdges</text:span>:exclude particles touchin<text:span text:style-name="T106">g</text:span> <text:span text:style-name="T3">image</text:span> edges</text:p>
            <text:p text:style-name="P144"><text:span text:style-name="T3">list</text:span>:l<text:span text:style-name="T106">is</text:span>t of measurement</text:p>
            <text:p text:style-name="P144"><text:span text:style-name="T3">dir</text:span>:directory for results file</text:p>
            <text:p text:style-name="P142"><text:span text:style-name="T37">file</text:span><text:span text:style-name="T105">:name for results file</text:span></text:p>
          </table:table-cell>
          <table:table-cell table:style-name="Table1.A2" office:value-type="string">
            <text:p text:style-name="P145"><text:span text:style-name="T3">minSize</text:span>:<text:span text:style-name="T106">0</text:span></text:p>
            <text:p text:style-name="P145"><text:span text:style-name="T3">maxSize</text:span>:-<text:span text:style-name="T106">1(for no limit in size)</text:span> </text:p>
            <text:p text:style-name="P145"><text:span text:style-name="T3">minCirc</text:span>:<text:span text:style-name="T106">0</text:span></text:p>
            <text:p text:style-name="P145"><text:span text:style-name="T3">maxCirc</text:span>:<text:span text:style-name="T106">1</text:span></text:p>
            <text:p text:style-name="P145"><text:span text:style-name="T3">list</text:span>:<text:span text:style-name="T106">area,perimeter (default), additional measurement are </text:span><text:span text:style-name="T38">centroid</text:span><text:span text:style-name="T106">, </text:span><text:span text:style-name="T38">ellipse</text:span><text:span text:style-name="T106">, </text:span><text:span text:style-name="T38">shape</text:span><text:span text:style-name="T106"> and </text:span><text:span text:style-name="T38">feret</text:span></text:p>
            <text:p text:style-name="P42"><text:span text:style-name="T37">file</text:span><text:span text:style-name="T105">:results.csv</text:span></text:p>
          </table:table-cell>
        </table:table-row>
        <table:table-row>
          <table:table-cell table:style-name="Table1.A3" office:value-type="string">
            <text:p text:style-name="P4"><text:span text:style-name="T6">m</text:span><text:span text:style-name="T3">easurement</text:span>:<text:span text:style-name="T58">measurement to perform on labelled image</text:span></text:p>
          </table:table-cell>
          <table:table-cell table:style-name="Table1.A3" office:value-type="string">
            <text:p text:style-name="P3"><text:span text:style-name="T3">list</text:span>:<text:span text:style-name="T59">list of measurements to perform separated by comma </text:span></text:p>
            <text:p text:style-name="P5"><text:span text:style-name="T3">dir</text:span>:<text:span text:style-name="T1">directory to save results</text:span></text:p>
            <text:p text:style-name="P5"><text:span text:style-name="T3">file</text:span>:<text:span text:style-name="T1">file name to save results</text:span></text:p>
          </table:table-cell>
          <table:table-cell table:style-name="Table1.A2" office:value-type="string">
            <text:p text:style-name="P44">(<text:span text:style-name="T97">keywords </text:span>for file)</text:p>
            <text:p text:style-name="P44"><text:span text:style-name="T1">(keywords </text:span>for dir)</text:p>
            <text:p text:style-name="P49"><text:span text:style-name="T61">A</text:span>vailable measurements <text:span text:style-name="T98">for </text:span><text:span text:style-name="T27">list</text:span><text:span text:style-name="T98"> </text:span>: <text:span text:style-name="T28">volume</text:span><text:span text:style-name="T59">,</text:span><text:span text:style-name="T28">area</text:span><text:span text:style-name="T59">,</text:span><text:span text:style-name="T28">centroid</text:span><text:span text:style-name="T59">,</text:span><text:span text:style-name="T28">compactness</text:span><text:span text:style-name="T59">,</text:span><text:span text:style-name="T28">ellipsoid</text:span><text:span text:style-name="T59">,</text:span><text:span text:style-name="T28">DC</text:span><text:span text:style-name="T59"> (Distance to Center)</text:span></text:p>
          </table:table-cell>
        </table:table-row>
        <table:table-row>
          <table:table-cell table:style-name="Table1.A3" office:value-type="string">
            <text:p text:style-name="P147"><text:span text:style-name="T3">multiColoc</text:span>:quantify colocalisation between objects from two images</text:p>
          </table:table-cell>
          <table:table-cell table:style-name="Table1.A3" office:value-type="string">
            <text:p text:style-name="P146"><text:span text:style-name="T3">dir</text:span><text:span text:style-name="T43">Label</text:span>:directory for the second image</text:p>
            <text:p text:style-name="P146"><text:span text:style-name="T3">file</text:span><text:span text:style-name="T43">Label</text:span>:file name for the second image</text:p>
            <text:p text:style-name="P147"><text:span text:style-name="T3">dir</text:span>:directory for results file</text:p>
            <text:p text:style-name="P147"><text:span text:style-name="T3">file</text:span>: file name for results file</text:p>
          </table:table-cell>
          <table:table-cell table:style-name="Table1.A2" office:value-type="string">
            <text:p text:style-name="P45">(<text:span text:style-name="T97">keywords </text:span>for file)</text:p>
            <text:p text:style-name="P45"><text:span text:style-name="T1">(keywords </text:span>for dir)</text:p>
          </table:table-cell>
        </table:table-row>
        <table:table-row>
          <table:table-cell table:style-name="Table1.A3" office:value-type="string">
            <text:p text:style-name="P143"><text:span text:style-name="T19">numbe</text:span><text:span text:style-name="T22">r</text:span>:<text:span text:style-name="T98">quantify objects inside other objects using another labelled image</text:span></text:p>
          </table:table-cell>
          <table:table-cell table:style-name="Table1.A3" office:value-type="string">
            <text:p text:style-name="P146"><text:span text:style-name="T3">dir</text:span><text:span text:style-name="T43">Label</text:span>:directory for the second image</text:p>
            <text:p text:style-name="P146"><text:span text:style-name="T3">file</text:span><text:span text:style-name="T43">Label</text:span>:file name for the second image</text:p>
            <text:p text:style-name="P146"><text:span text:style-name="T3">dir</text:span>:directory for results file</text:p>
            <text:p text:style-name="P146"><text:span text:style-name="T3">file</text:span>: file name for results file</text:p>
          </table:table-cell>
          <table:table-cell table:style-name="Table1.A2" office:value-type="string">
            <text:p text:style-name="P44">(<text:span text:style-name="T97">keywords </text:span>for file)</text:p>
            <text:p text:style-name="P44"><text:span text:style-name="T1">(keywords </text:span>for dir)</text:p>
            <text:p text:style-name="P150">The results will be saved as a .csv file</text:p>
            <text:p text:style-name="P152"><text:span text:style-name="T3">file</text:span>:results.csv</text:p>
            <text:p text:style-name="P64"><text:span text:style-name="T90">R</text:span>esults will be volume occupied by objects and number of objects</text:p>
          </table:table-cell>
        </table:table-row>
        <table:table-row>
          <table:table-cell table:style-name="Table1.A3" office:value-type="string">
            <text:p text:style-name="P143"><text:span text:style-name="T3">quantif</text:span>:<text:span text:style-name="T77">signal quantification to perform on a labelled <text:s/>image</text:span></text:p>
          </table:table-cell>
          <table:table-cell table:style-name="Table1.A3" office:value-type="string">
            <text:p text:style-name="P18"><text:span text:style-name="T3">dir</text:span><text:span text:style-name="T17">R</text:span><text:span text:style-name="T10">aw</text:span>:directory <text:span text:style-name="T60">to the raw signal image</text:span></text:p>
            <text:p text:style-name="P6"><text:span text:style-name="T5">file</text:span><text:span text:style-name="T17">R</text:span><text:span text:style-name="T10">aw</text:span><text:span text:style-name="T1">:file name of the raw signal image</text:span></text:p>
            <text:p text:style-name="P18"><text:span text:style-name="T3">dir</text:span>:directory <text:span text:style-name="T60">to save results</text:span></text:p>
            <text:p text:style-name="P6"><text:span text:style-name="T5">file</text:span><text:span text:style-name="T1">:file name to save results</text:span></text:p>
            <text:p text:style-name="P7"><text:span text:style-name="T3">list</text:span>:<text:span text:style-name="T59">list of quantification to perform separated by comma</text:span></text:p>
          </table:table-cell>
          <table:table-cell table:style-name="Table1.A2" office:value-type="string">
            <text:p text:style-name="P44">(<text:span text:style-name="T97">keywords </text:span>for file)</text:p>
            <text:p text:style-name="P44"><text:span text:style-name="T1">(keywords </text:span>for dir)</text:p>
            <text:p text:style-name="P151">The results will be saved as a .csv file</text:p>
            <text:p text:style-name="P153"><text:span text:style-name="T3">file</text:span>:results.csv</text:p>
            <text:p text:style-name="P83">Available quantifications <text:span text:style-name="T98">in </text:span><text:span text:style-name="T27">list</text:span><text:span text:style-name="T98"> </text:span>: <text:span text:style-name="T9">mean</text:span><text:span text:style-name="T13">,</text:span><text:span text:style-name="T9">min</text:span><text:span text:style-name="T13">,</text:span><text:span text:style-name="T9">max</text:span><text:span text:style-name="T13">,</text:span><text:span text:style-name="T9">sd</text:span><text:span text:style-name="T13">,</text:span><text:span text:style-name="T9">sum</text:span><text:span text:style-name="T13">,</text:span><text:span text:style-name="T9">centre</text:span></text:p>
          </table:table-cell>
        </table:table-row>
        <table:table-row>
          <table:table-cell table:style-name="Table1.A2" table:number-columns-spanned="3" office:value-type="string">
            <text:p text:style-name="P131">Analysis / Distances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49"><text:span text:style-name="T3">distancesBorder:</text:span><text:span text:style-name="T74">compute distances center to center for all pairs of objects within the image</text:span></text:p>
          </table:table-cell>
          <table:table-cell table:style-name="Table1.A3" office:value-type="string">
            <text:p text:style-name="P146"><text:span text:style-name="T3">dir</text:span>:directory for results file</text:p>
            <text:p text:style-name="P146"><text:span text:style-name="T3">file</text:span>: file name for results file</text:p>
          </table:table-cell>
          <table:table-cell table:style-name="Table1.A2" office:value-type="string">
            <text:p text:style-name="P43">(<text:span text:style-name="T97">keywords </text:span>for file)</text:p>
            <text:p text:style-name="P43"><text:span text:style-name="T1">(keywords </text:span>for dir)</text:p>
          </table:table-cell>
        </table:table-row>
        <table:table-row>
          <table:table-cell table:style-name="Table1.A3" office:value-type="string">
            <text:p text:style-name="P149"><text:span text:style-name="T3">distancesBorder2</text:span>:<text:span text:style-name="T114">compute </text:span><text:soft-page-break/><text:span text:style-name="T114">distances border to border for all pairs of objects in two images</text:span></text:p>
          </table:table-cell>
          <table:table-cell table:style-name="Table1.A3" office:value-type="string">
            <text:p text:style-name="P146"><text:span text:style-name="T3">dir</text:span><text:span text:style-name="T43">Label</text:span>:directory for the second image</text:p>
            <text:p text:style-name="P146"><text:soft-page-break/><text:span text:style-name="T3">file</text:span><text:span text:style-name="T43">Label</text:span>:file name for the second image</text:p>
            <text:p text:style-name="P146"><text:span text:style-name="T3">dir</text:span>:directory for results file</text:p>
            <text:p text:style-name="P146"><text:span text:style-name="T3">file</text:span>: file name for results file</text:p>
          </table:table-cell>
          <table:table-cell table:style-name="Table1.A2" office:value-type="string">
            <text:p text:style-name="P43">(<text:span text:style-name="T97">keywords </text:span>for file)</text:p>
            <text:p text:style-name="P43"><text:soft-page-break/><text:span text:style-name="T1">(keywords </text:span>for dir)</text:p>
          </table:table-cell>
        </table:table-row>
        <table:table-row>
          <table:table-cell table:style-name="Table1.A3" office:value-type="string">
            <text:p text:style-name="P149"><text:span text:style-name="T3">distancesCenter:</text:span><text:span text:style-name="T74">compute distances center to center for all pairs of objects within the image</text:span></text:p>
          </table:table-cell>
          <table:table-cell table:style-name="Table1.A3" office:value-type="string">
            <text:p text:style-name="P146"><text:span text:style-name="T3">dir</text:span>:directory for results file</text:p>
            <text:p text:style-name="P146"><text:span text:style-name="T3">file</text:span>: file name for results file</text:p>
          </table:table-cell>
          <table:table-cell table:style-name="Table1.A2" office:value-type="string">
            <text:p text:style-name="P43">(<text:span text:style-name="T97">keywords </text:span>for file)</text:p>
            <text:p text:style-name="P43"><text:span text:style-name="T1">(keywords </text:span>for dir)</text:p>
          </table:table-cell>
        </table:table-row>
        <table:table-row>
          <table:table-cell table:style-name="Table1.A3" office:value-type="string">
            <text:p text:style-name="P148"><text:span text:style-name="T3">distancesCenter2</text:span>:<text:span text:style-name="T114">compute distances center to center for all pairs of objects in two images</text:span></text:p>
          </table:table-cell>
          <table:table-cell table:style-name="Table1.A3" office:value-type="string">
            <text:p text:style-name="P147"><text:span text:style-name="T3">dir</text:span><text:span text:style-name="T43">Label</text:span>:directory for the second image</text:p>
            <text:p text:style-name="P147"><text:span text:style-name="T3">file</text:span><text:span text:style-name="T43">Label</text:span>:file name for the second image</text:p>
            <text:p text:style-name="P147"><text:span text:style-name="T3">dir</text:span>:directory for results file</text:p>
            <text:p text:style-name="P147"><text:span text:style-name="T3">file</text:span>: file name for results file</text:p>
          </table:table-cell>
          <table:table-cell table:style-name="Table1.A2" office:value-type="string">
            <text:p text:style-name="P43">(<text:span text:style-name="T97">keywords </text:span>for file)</text:p>
            <text:p text:style-name="P43"><text:span text:style-name="T1">(keywords </text:span>for dir)</text:p>
          </table:table-cell>
        </table:table-row>
        <table:table-row>
          <table:table-cell table:style-name="Table1.A3" office:value-type="string">
            <text:p text:style-name="P149"><text:span text:style-name="T3">distancesCenterBorder</text:span><text:span text:style-name="T52">2</text:span><text:span text:style-name="T3">:</text:span><text:span text:style-name="T74">compute distances center to border for all pairs of objects in two images</text:span></text:p>
          </table:table-cell>
          <table:table-cell table:style-name="Table1.A3" office:value-type="string">
            <text:p text:style-name="P146"><text:span text:style-name="T3">dir</text:span><text:span text:style-name="T43">Label</text:span>:directory for the second image</text:p>
            <text:p text:style-name="P146"><text:span text:style-name="T3">file</text:span><text:span text:style-name="T43">Label</text:span>:file name for the second image</text:p>
            <text:p text:style-name="P146"><text:span text:style-name="T3">dir</text:span>:directory for results file</text:p>
            <text:p text:style-name="P146"><text:span text:style-name="T3">file</text:span>: file name for results file</text:p>
          </table:table-cell>
          <table:table-cell table:style-name="Table1.A2" office:value-type="string">
            <text:p text:style-name="P43">(<text:span text:style-name="T97">keywords </text:span>for file)</text:p>
            <text:p text:style-name="P43"><text:span text:style-name="T1">(keywords </text:span>for dir)</text:p>
          </table:table-cell>
        </table:table-row>
        <table:table-row>
          <table:table-cell table:style-name="Table1.A2" table:number-columns-spanned="3" office:value-type="string">
            <text:p text:style-name="P132">Analysis / <text:span text:style-name="T123">Other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17"><text:span text:style-name="T3">density</text:span>:compute the density of objects based on neighbouring distance analysis</text:p>
          </table:table-cell>
          <table:table-cell table:style-name="Table1.A3" office:value-type="string">
            <text:p text:style-name="P117"><text:span text:style-name="T3">neighbours</text:span>:numbers of neighbours to use for computation</text:p>
            <text:p text:style-name="P117"><text:span text:style-name="T3">radius</text:span>:extension radius from each object</text:p>
          </table:table-cell>
          <table:table-cell table:style-name="Table1.A2" office:value-type="string">
            <text:p text:style-name="P117"><text:span text:style-name="T3">Neighbours:</text:span><text:span text:style-name="T62">10</text:span></text:p>
          </table:table-cell>
        </table:table-row>
        <table:table-row>
          <table:table-cell table:style-name="Table1.A3" office:value-type="string">
            <text:p text:style-name="P115"><text:span text:style-name="T3">edt_evf</text:span>:computes the euclidean distance transform (EDT) or the eroded volume fraction (EVF) as a normalised EDT</text:p>
          </table:table-cell>
          <table:table-cell table:style-name="Table1.A3" office:value-type="string">
            <text:p text:style-name="P115"><text:span text:style-name="T3">evf</text:span>:computes EDT (no) or the EVF (yes)</text:p>
          </table:table-cell>
          <table:table-cell table:style-name="Table1.A2" office:value-type="string">
            <text:p text:style-name="P115"><text:span text:style-name="T3">evf</text:span>:no <text:span text:style-name="T125">(computes EDT by default)</text:span></text:p>
            <text:p text:style-name="P162">EVF is computed per label</text:p>
          </table:table-cell>
        </table:table-row>
        <table:table-row>
          <table:table-cell table:style-name="Table1.A3" office:value-type="string">
            <text:p text:style-name="P115"><text:span text:style-name="T3">evfLayers</text:span>:compute objects distribution within evf layers <text:s/>(layers with equal volumes)</text:p>
          </table:table-cell>
          <table:table-cell table:style-name="Table1.A3" office:value-type="string">
            <text:p text:style-name="P116"><text:span text:style-name="T3">dirEvf</text:span>:directory for the evf image</text:p>
            <text:p text:style-name="P116"><text:span text:style-name="T3">fileEvf</text:span>:file name of the evf image</text:p>
            <text:p text:style-name="P116"><text:span text:style-name="T3">nbLayers</text:span>:number of layers</text:p>
            <text:p text:style-name="P116"><text:span text:style-name="T3">dir</text:span>:directory for results image</text:p>
            <text:p text:style-name="P154"><text:span text:style-name="T42">file</text:span><text:span text:style-name="T113">:file name for results image</text:span></text:p>
          </table:table-cell>
          <table:table-cell table:style-name="Table1.A2" office:value-type="string">
            <text:p text:style-name="P39">(<text:span text:style-name="T97">keywords </text:span>for file)</text:p>
            <text:p text:style-name="P39"><text:span text:style-name="T1">(keywords </text:span>for dir)</text:p>
            <text:p text:style-name="P65">A csv file along with a png image file will be output. The <text:span text:style-name="T3">-all</text:span> files will serve as control and contains al evf values within a layer.</text:p>
          </table:table-cell>
        </table:table-row>
        <table:table-row>
          <table:table-cell table:style-name="Table1.A3" office:value-type="string">
            <text:p text:style-name="P161"><text:span text:style-name="T3">localThickness</text:span>:computes calibrated local thickness (based on ImageJ localThickness plugin)</text:p>
          </table:table-cell>
          <table:table-cell table:style-name="Table1.A3" office:value-type="string">
            <text:p text:style-name="P102">No parameters</text:p>
          </table:table-cell>
          <table:table-cell table:style-name="Table1.A2" office:value-type="string">
            <text:p text:style-name="P39"/>
          </table:table-cell>
        </table:table-row>
        <table:table-row>
          <table:table-cell table:style-name="Table1.A2" table:number-columns-spanned="3" office:value-type="string">
            <text:p text:style-name="P133">Misc.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51"><text:span text:style-name="T3">exe</text:span>:execute a program <text:span text:style-name="T117">(experimental feature)</text:span></text:p>
          </table:table-cell>
          <table:table-cell table:style-name="Table1.A3" office:value-type="string">
            <text:p text:style-name="P155"><text:span text:style-name="T3">dir</text:span>: full path to the exe file</text:p>
            <text:p text:style-name="P108"><text:span text:style-name="T40">file</text:span><text:span text:style-name="T109">: name of the exe file</text:span></text:p>
            <text:p text:style-name="P155"><text:span text:style-name="T3">arg</text:span>: argument of the executable</text:p>
          </table:table-cell>
          <table:table-cell table:style-name="Table1.A2" office:value-type="string">
            <text:p text:style-name="P46">(<text:span text:style-name="T97">keywords </text:span>for file)</text:p>
            <text:p text:style-name="P46"><text:span text:style-name="T1">(keywords </text:span>for dir)</text:p>
          </table:table-cell>
        </table:table-row>
        <table:table-row>
          <table:table-cell table:style-name="Table1.A3" office:value-type="string">
            <text:p text:style-name="P156"><text:span text:style-name="T3">macro</text:span>:run an ImageJ macro</text:p>
          </table:table-cell>
          <table:table-cell table:style-name="Table1.A3" office:value-type="string">
            <text:p text:style-name="P75"><text:span text:style-name="T3">dir</text:span>:<text:span text:style-name="T1">directory for macro</text:span></text:p>
            <text:p text:style-name="P75"><text:span text:style-name="T3">file</text:span>: <text:span text:style-name="T75">macro file name</text:span></text:p>
            <text:p text:style-name="P157"/>
          </table:table-cell>
          <table:table-cell table:style-name="Table1.A2" office:value-type="string">
            <text:p text:style-name="P35">(<text:span text:style-name="T97">keywords </text:span>for file)</text:p>
            <text:p text:style-name="P35"><text:span text:style-name="T1">(keywords </text:span>for dir)</text:p>
            <text:p text:style-name="P158"><text:span text:style-name="T64">T</text:span><text:span text:style-name="T62">he macro should create a new </text:span><text:span text:style-name="T67">image </text:span><text:span text:style-name="T66">w</text:span><text:span text:style-name="T62">indow </text:span><text:span text:style-name="T66">as a result</text:span></text:p>
          </table:table-cell>
        </table:table-row>
        <text:soft-page-break/>
        <table:table-row>
          <table:table-cell table:style-name="Table1.A70" office:value-type="string">
            <text:p text:style-name="P84"><text:span text:style-name="T3">show</text:span>:display the current image </text:p>
          </table:table-cell>
          <table:table-cell table:style-name="Table1.A3" office:value-type="string">
            <text:p text:style-name="P96"><text:span text:style-name="T3">title</text:span>:title for the image</text:p>
          </table:table-cell>
          <table:table-cell table:style-name="Table1.A2" office:value-type="string">
            <text:p text:style-name="P167"><text:span text:style-name="T3">title:?</text:span><text:span text:style-name="T53">image</text:span><text:span text:style-name="T3">?</text:span> (name of the current image)</text:p>
            <text:p text:style-name="P166">Will not display the image in <text:span text:style-name="T93">batch</text:span> mode.</text:p>
          </table:table-cell>
        </table:table-row>
        <table:table-row>
          <table:table-cell table:style-name="Table1.A3" office:value-type="string">
            <text:p text:style-name="P66"><text:span text:style-name="T3">sleep</text:span>: pause execution</text:p>
          </table:table-cell>
          <table:table-cell table:style-name="Table1.A3" office:value-type="string">
            <text:p text:style-name="P159">(sec)</text:p>
          </table:table-cell>
          <table:table-cell table:style-name="Table1.A2" office:value-type="string">
            <text:p text:style-name="P37"/>
          </table:table-cell>
        </table:table-row>
        <table:table-row>
          <table:table-cell table:style-name="Table1.A3" office:value-type="string">
            <text:p text:style-name="P50"><text:span text:style-name="T3">subProcess</text:span>:execute a <text:span text:style-name="T108">TAPAS processing file</text:span></text:p>
          </table:table-cell>
          <table:table-cell table:style-name="Table1.A3" office:value-type="string">
            <text:p text:style-name="P107"><text:span text:style-name="T3">dir</text:span>:directory of the processing text file</text:p>
            <text:p text:style-name="P107"><text:span text:style-name="T3">file</text:span>: file name of the processing text file</text:p>
          </table:table-cell>
          <table:table-cell table:style-name="Table1.A2" office:value-type="string">
            <text:p text:style-name="P37">(<text:span text:style-name="T97">keywords </text:span>for file)</text:p>
            <text:p text:style-name="P37"><text:span text:style-name="T1">(keywords </text:span>for dir)</text:p>
          </table:table-cell>
        </table:table-row>
        <table:table-row>
          <table:table-cell table:style-name="Table1.A2" table:number-columns-spanned="3" office:value-type="string">
            <text:p text:style-name="P133">Utilities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11"><text:span text:style-name="T41">appendResults:</text:span><text:span text:style-name="T72">append a result table to another one</text:span></text:p>
          </table:table-cell>
          <table:table-cell table:style-name="Table1.A3" office:value-type="string">
            <text:p text:style-name="P112"><text:span text:style-name="T3">dir</text:span>:directory for the files to process</text:p>
            <text:p text:style-name="P112"><text:span text:style-name="T3">file1</text:span>:first file</text:p>
            <text:p text:style-name="P112"><text:span text:style-name="T3">file2</text:span>:second file</text:p>
          </table:table-cell>
          <table:table-cell table:style-name="Table1.A2" office:value-type="string">
            <text:p text:style-name="P38">(<text:span text:style-name="T97">keywords </text:span>for file)</text:p>
            <text:p text:style-name="P38"><text:span text:style-name="T1">(keywords </text:span>for dir)</text:p>
            <text:p text:style-name="P67">The <text:span text:style-name="T3">file2</text:span> will be appended to <text:span text:style-name="T3">file1</text:span></text:p>
          </table:table-cell>
        </table:table-row>
        <table:table-row>
          <table:table-cell table:style-name="Table1.A3" office:value-type="string">
            <text:p text:style-name="P110"><text:span text:style-name="T3">merge</text:span><text:span text:style-name="T41">Results</text:span><text:span text:style-name="T112">:merges two or more results tables</text:span></text:p>
          </table:table-cell>
          <table:table-cell table:style-name="Table1.A3" office:value-type="string">
            <text:p text:style-name="P112"><text:span text:style-name="T3">dir</text:span>:directory for the files to merge</text:p>
            <text:p text:style-name="P112"><text:span text:style-name="T3">list</text:span>:list of file name to merge</text:p>
            <text:p text:style-name="P112"><text:span text:style-name="T3">fileMerge</text:span>:file name of the merged file (will be saved in the same directory as input files)</text:p>
          </table:table-cell>
          <table:table-cell table:style-name="Table1.A2" office:value-type="string">
            <text:p text:style-name="P38">(<text:span text:style-name="T97">keywords </text:span>for file)</text:p>
            <text:p text:style-name="P38"><text:span text:style-name="T1">(keywords </text:span>for dir)</text:p>
          </table:table-cell>
        </table:table-row>
      </table:table>
      <text:p text:style-name="P168"/>
      <text:p text:style-name="P171">Specials <text:span text:style-name="T95">keywords </text:span>: </text:p>
      <text:p text:style-name="P9"><text:span text:style-name="T95">F</text:span>or <text:span text:style-name="T95">the </text:span>name of <text:span text:style-name="T100">an image in Omero or a</text:span> file name :</text:p>
      <text:p text:style-name="P8"><text:span text:style-name="T3">?</text:span><text:span text:style-name="T5">project?</text:span><text:span text:style-name="T1"> : the name of the current project</text:span></text:p>
      <text:p text:style-name="P8"><text:span text:style-name="T3">?</text:span><text:span text:style-name="T5">dataset?</text:span><text:span text:style-name="T1"> : the name of the current dataset</text:span></text:p>
      <text:p text:style-name="P1"><text:span text:style-name="T3">?</text:span><text:span text:style-name="T45">image</text:span><text:span text:style-name="T5">?</text:span><text:span text:style-name="T1"> : the name of the current image (?name? is deprecated from 0.6.3)</text:span></text:p>
      <text:p text:style-name="P1"><text:span text:style-name="T8">?channel?</text:span><text:span text:style-name="T76"> : the channel number of the current data</text:span></text:p>
      <text:p text:style-name="P2"><text:span text:style-name="T3">?</text:span><text:span text:style-name="T8">channel</text:span><text:span text:style-name="T24">+1</text:span><text:span text:style-name="T8">?</text:span><text:span text:style-name="T76"> : the channel number +1 of the current data</text:span></text:p>
      <text:p text:style-name="P2"><text:span text:style-name="T3">?</text:span><text:span text:style-name="T8">channel-</text:span><text:span text:style-name="T24">1</text:span><text:span text:style-name="T8">?</text:span><text:span text:style-name="T76"> : the channel number -1 of the current data</text:span></text:p>
      <text:p text:style-name="P2"><text:span text:style-name="T3">?</text:span><text:span text:style-name="T8">frame?</text:span><text:span text:style-name="T76"> : the frame number of the current data</text:span></text:p>
      <text:p text:style-name="P2"><text:span text:style-name="T3">?</text:span><text:span text:style-name="T8">frame</text:span><text:span text:style-name="T24">+1</text:span><text:span text:style-name="T8">?</text:span><text:span text:style-name="T76"> : the frame number +1 of the current data</text:span></text:p>
      <text:p text:style-name="P2"><text:span text:style-name="T3">?</text:span><text:span text:style-name="T8">frame-</text:span><text:span text:style-name="T24">1</text:span><text:span text:style-name="T8">?</text:span><text:span text:style-name="T76"> : the frame number -1 of the current data</text:span></text:p>
      <text:p text:style-name="P1"/>
      <text:p text:style-name="P10"><text:span text:style-name="T95">F</text:span>or <text:span text:style-name="T95">a </text:span>directory name :</text:p>
      <text:p text:style-name="P1"><text:span text:style-name="T3">?</text:span><text:span text:style-name="T7">home?</text:span><text:span text:style-name="T61"> : the user home directory</text:span></text:p>
      <text:p text:style-name="P1"><text:span text:style-name="T3">?</text:span><text:span text:style-name="T7">ij?</text:span><text:span text:style-name="T61"> : the ImageJ/Fiji directory</text:span></text:p>
      <text:p text:style-name="P1"><text:span text:style-name="T3">?</text:span><text:span text:style-name="T7">tmp?</text:span><text:span text:style-name="T61"> : the system temporary directo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pas-category" style:family="paragraph" style:parent-style-name="Table_20_index_20_heading" style:auto-update="true">
      <style:paragraph-properties fo:text-align="center" style:justify-single-word="false"/>
      <style:text-properties style:font-name="Liberation Serif1" fo:font-family="'Liberation Serif'" style:font-pitch="variable" fo:font-size="12pt" officeooo:rsid="000b0fca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40:39.207487209</meta:creation-date>
    <dc:date>2020-07-22T16:12:29.414222997</dc:date>
    <meta:editing-duration>P7DT3H5M34S</meta:editing-duration>
    <meta:editing-cycles>141</meta:editing-cycles>
    <meta:generator>LibreOffice/6.0.7.3$Linux_X86_64 LibreOffice_project/00m0$Build-3</meta:generator>
    <meta:document-statistic meta:table-count="1" meta:image-count="0" meta:object-count="0" meta:page-count="8" meta:paragraph-count="406" meta:word-count="2003" meta:character-count="13554" meta:non-whitespace-character-count="11940"/>
  </office:meta>
</office:document-meta>
</file>